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EB Garamond" svg:font-family="'EB Garamond'" style:font-pitch="variable"/>
    <style:font-face style:name="EB Garamond1" svg:font-family="'EB Garamon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4" style:family="table">
      <style:table-properties style:width="6.925in" table:align="margins"/>
    </style:style>
    <style:style style:name="Table154.A" style:family="table-column">
      <style:table-column-properties style:column-width="6.925in" style:rel-column-width="65535*"/>
    </style:style>
    <style:style style:name="Table155" style:family="table">
      <style:table-properties style:width="6.925in" table:align="margins"/>
    </style:style>
    <style:style style:name="Table155.A" style:family="table-column">
      <style:table-column-properties style:column-width="6.925in" style:rel-column-width="65535*"/>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7" style:family="table">
      <style:table-properties style:width="6.925in" table:align="margins"/>
    </style:style>
    <style:style style:name="Table157.A" style:family="table-column">
      <style:table-column-properties style:column-width="6.925in" style:rel-column-width="65535*"/>
    </style:style>
    <style:style style:name="Table158" style:family="table">
      <style:table-properties style:width="6.925in" table:align="margins"/>
    </style:style>
    <style:style style:name="Table158.A" style:family="table-column">
      <style:table-column-properties style:column-width="6.925in" style:rel-column-width="65535*"/>
    </style:style>
    <style:style style:name="Table159" style:family="table">
      <style:table-properties style:width="6.925in" table:align="margins"/>
    </style:style>
    <style:style style:name="Table159.A" style:family="table-column">
      <style:table-column-properties style:column-width="6.925in" style:rel-column-width="65535*"/>
    </style:style>
    <style:style style:name="Table160" style:family="table">
      <style:table-properties style:width="6.925in" table:align="margins"/>
    </style:style>
    <style:style style:name="Table160.A" style:family="table-column">
      <style:table-column-properties style:column-width="6.925in" style:rel-column-width="65535*"/>
    </style:style>
    <style:style style:name="Table161" style:family="table">
      <style:table-properties style:width="6.925in" table:align="margins"/>
    </style:style>
    <style:style style:name="Table161.A" style:family="table-column">
      <style:table-column-properties style:column-width="6.925in" style:rel-column-width="65535*"/>
    </style:style>
    <style:style style:name="Table162" style:family="table">
      <style:table-properties style:width="6.925in" table:align="margins"/>
    </style:style>
    <style:style style:name="Table162.A" style:family="table-column">
      <style:table-column-properties style:column-width="6.925in" style:rel-column-width="65535*"/>
    </style:style>
    <style:style style:name="Table163" style:family="table">
      <style:table-properties style:width="6.925in" table:align="margins"/>
    </style:style>
    <style:style style:name="Table163.A" style:family="table-column">
      <style:table-column-properties style:column-width="6.925in" style:rel-column-width="65535*"/>
    </style:style>
    <style:style style:name="Table164" style:family="table">
      <style:table-properties style:width="6.925in" table:align="margins"/>
    </style:style>
    <style:style style:name="Table164.A" style:family="table-column">
      <style:table-column-properties style:column-width="6.925in" style:rel-column-width="65535*"/>
    </style:style>
    <style:style style:name="Table165" style:family="table">
      <style:table-properties style:width="6.925in" table:align="margins"/>
    </style:style>
    <style:style style:name="Table165.A" style:family="table-column">
      <style:table-column-properties style:column-width="6.925in" style:rel-column-width="65535*"/>
    </style:style>
    <style:style style:name="Table166" style:family="table">
      <style:table-properties style:width="6.925in" table:align="margins"/>
    </style:style>
    <style:style style:name="Table166.A" style:family="table-column">
      <style:table-column-properties style:column-width="6.925in" style:rel-column-width="65535*"/>
    </style:style>
    <style:style style:name="Table167" style:family="table">
      <style:table-properties style:width="6.925in" table:align="margins"/>
    </style:style>
    <style:style style:name="Table167.A" style:family="table-column">
      <style:table-column-properties style:column-width="6.925in" style:rel-column-width="65535*"/>
    </style:style>
    <style:style style:name="Table168" style:family="table">
      <style:table-properties style:width="6.925in" table:align="margins"/>
    </style:style>
    <style:style style:name="Table168.A" style:family="table-column">
      <style:table-column-properties style:column-width="6.925in" style:rel-column-width="65535*"/>
    </style:style>
    <style:style style:name="Table169" style:family="table">
      <style:table-properties style:width="6.925in" table:align="margins"/>
    </style:style>
    <style:style style:name="Table169.A" style:family="table-column">
      <style:table-column-properties style:column-width="6.925in" style:rel-column-width="65535*"/>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170" style:family="table">
      <style:table-properties style:width="6.925in" table:align="margins"/>
    </style:style>
    <style:style style:name="Table170.A" style:family="table-column">
      <style:table-column-properties style:column-width="6.925in" style:rel-column-width="65535*"/>
    </style:style>
    <style:style style:name="Table171" style:family="table">
      <style:table-properties style:width="6.925in" table:align="margins"/>
    </style:style>
    <style:style style:name="Table171.A" style:family="table-column">
      <style:table-column-properties style:column-width="6.925in" style:rel-column-width="65535*"/>
    </style:style>
    <style:style style:name="Table172" style:family="table">
      <style:table-properties style:width="6.925in" table:align="margins"/>
    </style:style>
    <style:style style:name="Table172.A" style:family="table-column">
      <style:table-column-properties style:column-width="6.925in" style:rel-column-width="65535*"/>
    </style:style>
    <style:style style:name="Table173" style:family="table">
      <style:table-properties style:width="6.925in" table:align="margins"/>
    </style:style>
    <style:style style:name="Table173.A" style:family="table-column">
      <style:table-column-properties style:column-width="6.925in" style:rel-column-width="65535*"/>
    </style:style>
    <style:style style:name="Table174" style:family="table">
      <style:table-properties style:width="6.925in" table:align="margins"/>
    </style:style>
    <style:style style:name="Table174.A" style:family="table-column">
      <style:table-column-properties style:column-width="6.925in" style:rel-column-width="65535*"/>
    </style:style>
    <style:style style:name="Table175" style:family="table">
      <style:table-properties style:width="6.925in" table:align="margins"/>
    </style:style>
    <style:style style:name="Table175.A" style:family="table-column">
      <style:table-column-properties style:column-width="6.925in" style:rel-column-width="65535*"/>
    </style:style>
    <style:style style:name="Table176" style:family="table">
      <style:table-properties style:width="6.925in" table:align="margins"/>
    </style:style>
    <style:style style:name="Table176.A" style:family="table-column">
      <style:table-column-properties style:column-width="6.925in" style:rel-column-width="65535*"/>
    </style:style>
    <style:style style:name="Table177" style:family="table">
      <style:table-properties style:width="6.925in" table:align="margins"/>
    </style:style>
    <style:style style:name="Table177.A" style:family="table-column">
      <style:table-column-properties style:column-width="6.925in" style:rel-column-width="65535*"/>
    </style:style>
    <style:style style:name="Table178" style:family="table">
      <style:table-properties style:width="6.925in" table:align="margins"/>
    </style:style>
    <style:style style:name="Table178.A" style:family="table-column">
      <style:table-column-properties style:column-width="6.925in" style:rel-column-width="65535*"/>
    </style:style>
    <style:style style:name="Table179" style:family="table">
      <style:table-properties style:width="6.925in" table:align="margins"/>
    </style:style>
    <style:style style:name="Table179.A" style:family="table-column">
      <style:table-column-properties style:column-width="6.925in" style:rel-column-width="65535*"/>
    </style:style>
    <style:style style:name="Table180" style:family="table">
      <style:table-properties style:width="6.925in" table:align="margins"/>
    </style:style>
    <style:style style:name="Table180.A" style:family="table-column">
      <style:table-column-properties style:column-width="6.925in" style:rel-column-width="65535*"/>
    </style:style>
    <style:style style:name="P1" style:family="paragraph" style:parent-style-name="Standard">
      <style:text-properties style:font-name="EB Garamond" fo:font-size="14pt" officeooo:rsid="0018d702" officeooo:paragraph-rsid="0018d702" style:font-name-asian="Noto Sans CJK SC" style:font-size-asian="14pt" style:font-name-complex="Lohit Devanagari" style:font-size-complex="14pt"/>
    </style:style>
    <style:style style:name="P2" style:family="paragraph" style:parent-style-name="Standard">
      <style:text-properties style:font-name="EB Garamond" fo:font-size="14pt" officeooo:rsid="0018d702" officeooo:paragraph-rsid="001a9c0f" style:font-name-asian="Noto Sans CJK SC" style:font-size-asian="14pt" style:font-name-complex="Lohit Devanagari" style:font-size-complex="14pt"/>
    </style:style>
    <style:style style:name="P3" style:family="paragraph" style:parent-style-name="Standard">
      <style:text-properties officeooo:paragraph-rsid="001a9c0f"/>
    </style:style>
    <style:style style:name="P4"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18d702" style:font-name-asian="Noto Sans CJK SC" style:font-size-asian="18.2000007629395pt" style:font-name-complex="Lohit Devanagari" style:font-size-complex="18.2000007629395pt"/>
    </style:style>
    <style:style style:name="P5"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18196" style:font-name-asian="Noto Sans CJK SC" style:font-size-asian="18.2000007629395pt" style:font-name-complex="Lohit Devanagari" style:font-size-complex="18.2000007629395pt"/>
    </style:style>
    <style:style style:name="P6"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28210" style:font-name-asian="Noto Sans CJK SC" style:font-size-asian="18.2000007629395pt" style:font-name-complex="Lohit Devanagari" style:font-size-complex="18.2000007629395pt"/>
    </style:style>
    <style:style style:name="P7"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29417" style:font-name-asian="Noto Sans CJK SC" style:font-size-asian="18.2000007629395pt" style:font-name-complex="Lohit Devanagari" style:font-size-complex="18.2000007629395pt"/>
    </style:style>
    <style:style style:name="P8"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412f7" style:font-name-asian="Noto Sans CJK SC" style:font-size-asian="18.2000007629395pt" style:font-name-complex="Lohit Devanagari" style:font-size-complex="18.2000007629395pt"/>
    </style:style>
    <style:style style:name="P9"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58be4" style:font-name-asian="Noto Sans CJK SC" style:font-size-asian="18.2000007629395pt" style:font-name-complex="Lohit Devanagari" style:font-size-complex="18.2000007629395pt"/>
    </style:style>
    <style:style style:name="P10" style:family="paragraph" style:parent-style-name="Heading_20_1">
      <style:paragraph-properties fo:padding="0.0201in" fo:border-left="none" fo:border-right="none" fo:border-top="none" fo:border-bottom="0.06pt solid #cccccc"/>
      <style:text-properties fo:color="#cab860" style:font-name="EB Garamond" fo:font-size="18.2000007629395pt" officeooo:rsid="0018d702" officeooo:paragraph-rsid="0027cf59" style:font-name-asian="Noto Sans CJK SC" style:font-size-asian="18.2000007629395pt" style:font-name-complex="Lohit Devanagari" style:font-size-complex="18.2000007629395pt"/>
    </style:style>
    <style:style style:name="P11" style:family="paragraph" style:parent-style-name="Heading_20_1">
      <style:paragraph-properties fo:padding="0.0201in" fo:border-left="none" fo:border-right="none" fo:border-top="none" fo:border-bottom="0.06pt solid #cccccc"/>
      <style:text-properties officeooo:paragraph-rsid="00259a70"/>
    </style:style>
    <style:style style:name="P12" style:family="paragraph" style:parent-style-name="Heading_20_1">
      <style:paragraph-properties fo:padding="0.0201in" fo:border-left="none" fo:border-right="none" fo:border-top="none" fo:border-bottom="0.06pt solid #cccccc"/>
      <style:text-properties officeooo:paragraph-rsid="0026e3da"/>
    </style:style>
    <style:style style:name="P13" style:family="paragraph" style:parent-style-name="Heading_20_1">
      <style:paragraph-properties fo:padding="0.0201in" fo:border-left="none" fo:border-right="none" fo:border-top="none" fo:border-bottom="0.06pt solid #cccccc"/>
      <style:text-properties officeooo:rsid="0027cf59" officeooo:paragraph-rsid="0027cf59"/>
    </style:style>
    <style:style style:name="P14" style:family="paragraph" style:parent-style-name="Standard">
      <style:text-properties officeooo:paragraph-rsid="001a9c0f"/>
    </style:style>
    <style:style style:name="P15" style:family="paragraph" style:parent-style-name="Standard">
      <style:text-properties style:font-name="EB Garamond" fo:font-size="14pt" officeooo:rsid="0018d702" officeooo:paragraph-rsid="0018d702" style:font-name-asian="Noto Sans CJK SC" style:font-size-asian="14pt" style:font-name-complex="Lohit Devanagari" style:font-size-complex="14pt"/>
    </style:style>
    <style:style style:name="P16" style:family="paragraph" style:parent-style-name="Standard">
      <style:text-properties style:font-name="EB Garamond" fo:font-size="14pt" officeooo:rsid="0018d702" officeooo:paragraph-rsid="001a9c0f" style:font-name-asian="Noto Sans CJK SC" style:font-size-asian="14pt" style:font-name-complex="Lohit Devanagari" style:font-size-complex="14pt"/>
    </style:style>
    <style:style style:name="P17" style:family="paragraph" style:parent-style-name="Standard">
      <style:text-properties style:font-name="EB Garamond" fo:font-size="14pt" officeooo:rsid="0018d702" officeooo:paragraph-rsid="00218196" style:font-name-asian="Noto Sans CJK SC" style:font-size-asian="14pt" style:font-name-complex="Lohit Devanagari" style:font-size-complex="14pt"/>
    </style:style>
    <style:style style:name="P18" style:family="paragraph" style:parent-style-name="Standard">
      <style:text-properties style:font-name="EB Garamond" fo:font-size="14pt" officeooo:rsid="0018d702" officeooo:paragraph-rsid="00228210" style:font-name-asian="Noto Sans CJK SC" style:font-size-asian="14pt" style:font-name-complex="Lohit Devanagari" style:font-size-complex="14pt"/>
    </style:style>
    <style:style style:name="P19" style:family="paragraph" style:parent-style-name="Standard">
      <style:text-properties style:font-name="EB Garamond" fo:font-size="14pt" officeooo:rsid="0018d702" officeooo:paragraph-rsid="00229417" style:font-name-asian="Noto Sans CJK SC" style:font-size-asian="14pt" style:font-name-complex="Lohit Devanagari" style:font-size-complex="14pt"/>
    </style:style>
    <style:style style:name="P20" style:family="paragraph" style:parent-style-name="Standard">
      <style:text-properties style:font-name="EB Garamond" fo:font-size="14pt" officeooo:rsid="0018d702" officeooo:paragraph-rsid="002412f7" style:font-name-asian="Noto Sans CJK SC" style:font-size-asian="14pt" style:font-name-complex="Lohit Devanagari" style:font-size-complex="14pt"/>
    </style:style>
    <style:style style:name="P21" style:family="paragraph" style:parent-style-name="Standard">
      <style:text-properties style:font-name="EB Garamond" fo:font-size="14pt" officeooo:rsid="0018d702" officeooo:paragraph-rsid="00258be4" style:font-name-asian="Noto Sans CJK SC" style:font-size-asian="14pt" style:font-name-complex="Lohit Devanagari" style:font-size-complex="14pt"/>
    </style:style>
    <style:style style:name="P22" style:family="paragraph" style:parent-style-name="Standard">
      <style:text-properties style:font-name="EB Garamond" fo:font-size="14pt" officeooo:rsid="0018d702" officeooo:paragraph-rsid="00259a70" style:font-name-asian="Noto Sans CJK SC" style:font-size-asian="14pt" style:font-name-complex="Lohit Devanagari" style:font-size-complex="14pt"/>
    </style:style>
    <style:style style:name="P23" style:family="paragraph" style:parent-style-name="Standard">
      <style:text-properties style:font-name="EB Garamond" fo:font-size="14pt" officeooo:rsid="0018d702" officeooo:paragraph-rsid="0026e3da" style:font-name-asian="Noto Sans CJK SC" style:font-size-asian="14pt" style:font-name-complex="Lohit Devanagari" style:font-size-complex="14pt"/>
    </style:style>
    <style:style style:name="P24" style:family="paragraph" style:parent-style-name="Standard">
      <style:text-properties style:font-name="EB Garamond" fo:font-size="14pt" officeooo:rsid="0018d702" officeooo:paragraph-rsid="0027cf59" style:font-name-asian="Noto Sans CJK SC" style:font-size-asian="14pt" style:font-name-complex="Lohit Devanagari" style:font-size-complex="14pt"/>
    </style:style>
    <style:style style:name="P25" style:family="paragraph" style:parent-style-name="Standard">
      <style:text-properties style:font-name="EB Garamond" fo:font-size="14pt" officeooo:rsid="00218196" officeooo:paragraph-rsid="00218196" style:font-name-asian="Noto Sans CJK SC" style:font-size-asian="14pt" style:font-name-complex="Lohit Devanagari" style:font-size-complex="14pt"/>
    </style:style>
    <style:style style:name="P26" style:family="paragraph" style:parent-style-name="Standard">
      <style:text-properties style:font-name="EB Garamond" fo:font-size="14pt" officeooo:rsid="00228210" officeooo:paragraph-rsid="00228210" style:font-name-asian="Noto Sans CJK SC" style:font-size-asian="14pt" style:font-name-complex="Lohit Devanagari" style:font-size-complex="14pt"/>
    </style:style>
    <style:style style:name="P27" style:family="paragraph" style:parent-style-name="Standard">
      <style:text-properties style:font-name="EB Garamond" fo:font-size="14pt" officeooo:rsid="00229417" officeooo:paragraph-rsid="00229417" style:font-name-asian="Noto Sans CJK SC" style:font-size-asian="14pt" style:font-name-complex="Lohit Devanagari" style:font-size-complex="14pt"/>
    </style:style>
    <style:style style:name="P28" style:family="paragraph" style:parent-style-name="Standard">
      <style:text-properties style:font-name="EB Garamond" fo:font-size="14pt" officeooo:rsid="002412f7" officeooo:paragraph-rsid="002412f7" style:font-name-asian="Noto Sans CJK SC" style:font-size-asian="14pt" style:font-name-complex="Lohit Devanagari" style:font-size-complex="14pt"/>
    </style:style>
    <style:style style:name="P29" style:family="paragraph" style:parent-style-name="Standard">
      <style:text-properties style:font-name="EB Garamond" fo:font-size="14pt" officeooo:rsid="00258be4" officeooo:paragraph-rsid="00258be4" style:font-name-asian="Noto Sans CJK SC" style:font-size-asian="14pt" style:font-name-complex="Lohit Devanagari" style:font-size-complex="14pt"/>
    </style:style>
    <style:style style:name="P30" style:family="paragraph" style:parent-style-name="Standard">
      <style:text-properties style:font-name="EB Garamond" fo:font-size="14pt" officeooo:rsid="00259a70" officeooo:paragraph-rsid="00259a70" style:font-name-asian="Noto Sans CJK SC" style:font-size-asian="14pt" style:font-name-complex="Lohit Devanagari" style:font-size-complex="14pt"/>
    </style:style>
    <style:style style:name="P31" style:family="paragraph" style:parent-style-name="Standard">
      <style:text-properties style:font-name="EB Garamond" fo:font-size="14pt" officeooo:rsid="0026e3da" officeooo:paragraph-rsid="0026e3da" style:font-name-asian="Noto Sans CJK SC" style:font-size-asian="14pt" style:font-name-complex="Lohit Devanagari" style:font-size-complex="14pt"/>
    </style:style>
    <style:style style:name="P32" style:family="paragraph" style:parent-style-name="Standard">
      <style:text-properties style:font-name="EB Garamond" fo:font-size="14pt" officeooo:rsid="0027cf59" officeooo:paragraph-rsid="0027cf59" style:font-name-asian="Noto Sans CJK SC" style:font-size-asian="14pt" style:font-name-complex="Lohit Devanagari" style:font-size-complex="14pt"/>
    </style:style>
    <style:style style:name="P33" style:family="paragraph" style:parent-style-name="Standard">
      <style:text-properties officeooo:paragraph-rsid="00218196"/>
    </style:style>
    <style:style style:name="P34" style:family="paragraph" style:parent-style-name="Standard">
      <style:text-properties officeooo:paragraph-rsid="00228210"/>
    </style:style>
    <style:style style:name="P35" style:family="paragraph" style:parent-style-name="Standard">
      <style:text-properties officeooo:paragraph-rsid="00229417"/>
    </style:style>
    <style:style style:name="P36" style:family="paragraph" style:parent-style-name="Standard">
      <style:text-properties officeooo:paragraph-rsid="002412f7"/>
    </style:style>
    <style:style style:name="P37" style:family="paragraph" style:parent-style-name="Standard">
      <style:text-properties officeooo:paragraph-rsid="00259a70"/>
    </style:style>
    <style:style style:name="P38" style:family="paragraph" style:parent-style-name="Standard">
      <style:text-properties officeooo:paragraph-rsid="0026e3da"/>
    </style:style>
    <style:style style:name="P39" style:family="paragraph" style:parent-style-name="Standard">
      <style:text-properties officeooo:paragraph-rsid="0027cf59"/>
    </style:style>
    <style:style style:name="P40" style:family="paragraph" style:parent-style-name="Standard">
      <style:paragraph-properties fo:break-before="page"/>
      <style:text-properties officeooo:paragraph-rsid="001a9c0f"/>
    </style:style>
    <style:style style:name="P41" style:family="paragraph" style:parent-style-name="Standard">
      <style:paragraph-properties fo:break-before="page"/>
      <style:text-properties officeooo:paragraph-rsid="00228210"/>
    </style:style>
    <style:style style:name="P42" style:family="paragraph" style:parent-style-name="Text_20_body">
      <style:text-properties officeooo:paragraph-rsid="00258be4"/>
    </style:style>
    <style:style style:name="P43" style:family="paragraph" style:parent-style-name="Title">
      <style:paragraph-properties fo:break-before="page"/>
    </style:style>
    <style:style style:name="P44" style:family="paragraph" style:parent-style-name="Title">
      <style:paragraph-properties fo:break-before="page"/>
      <style:text-properties style:font-name="EB Garamond"/>
    </style:style>
    <style:style style:name="T1" style:family="text">
      <style:text-properties fo:color="#cab860" style:font-name="EB Garamond" fo:font-size="18.2000007629395pt" style:font-name-asian="Noto Sans CJK SC" style:font-size-asian="18.2000007629395pt" style:font-name-complex="Lohit Devanagari" style:font-size-complex="18.2000007629395pt"/>
    </style:style>
    <style:style style:name="T2" style:family="text">
      <style:text-properties fo:color="#cab860" style:font-name="EB Garamond" fo:font-size="18.2000007629395pt" officeooo:rsid="0018d702" style:font-name-asian="Noto Sans CJK SC" style:font-size-asian="18.2000007629395pt" style:font-name-complex="Lohit Devanagari" style:font-size-complex="18.2000007629395pt"/>
    </style:style>
    <style:style style:name="T3" style:family="text">
      <style:text-properties fo:color="#cab860" style:font-name="EB Garamond" fo:font-size="18.2000007629395pt" fo:font-weight="bold" officeooo:rsid="00259a70" style:font-name-asian="Noto Sans CJK SC" style:font-size-asian="18.2000007629395pt" style:font-weight-asian="bold" style:font-name-complex="Lohit Devanagari" style:font-size-complex="18.2000007629395pt" style:font-weight-complex="bold"/>
    </style:style>
    <style:style style:name="T4" style:family="text">
      <style:text-properties fo:color="#cab860" style:font-name="EB Garamond" fo:font-size="18.2000007629395pt" fo:font-weight="bold" officeooo:rsid="0026e3da"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1cceb1"/>
    </style:style>
    <style:style style:name="T6" style:family="text">
      <style:text-properties officeooo:rsid="001d994c"/>
    </style:style>
    <style:style style:name="T7" style:family="text">
      <style:text-properties officeooo:rsid="00218196"/>
    </style:style>
    <style:style style:name="T8" style:family="text">
      <style:text-properties officeooo:rsid="00228210"/>
    </style:style>
    <style:style style:name="T9" style:family="text">
      <style:text-properties officeooo:rsid="00229417"/>
    </style:style>
    <style:style style:name="T10" style:family="text">
      <style:text-properties officeooo:rsid="002412f7"/>
    </style:style>
    <style:style style:name="T11" style:family="text">
      <style:text-properties officeooo:rsid="00258be4"/>
    </style:style>
    <style:style style:name="T12" style:family="text">
      <style:text-properties officeooo:rsid="0027cf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text:p>
      <table:table table:name="Table1" table:style-name="Table1">
        <table:table-column table:style-name="Table1.A"/>
        <table:table-row table:style-name="TableLine94596023758112">
          <table:table-cell table:style-name="Table1.A1" office:value-type="string">
            <text:h text:style-name="P4" text:outline-level="1">Adhesive binding, unsewn binding</text:h>
            <text:p text:style-name="P1"/>
          </table:table-cell>
        </table:table-row>
        <table:table-row table:style-name="TableLine94596022793008">
          <table:table-cell table:style-name="Table1.A1" office:value-type="string">
            <text:p text:style-name="P2">A binding made of single sheets stuck together at the back with glue or paste. </text:p>
          </table:table-cell>
        </table:table-row>
      </table:table>
      <text:p text:style-name="P3"/>
      <table:table table:name="Table2" table:style-name="Table2">
        <table:table-column table:style-name="Table2.A"/>
        <table:table-row table:style-name="TableLine94596022511424">
          <table:table-cell table:style-name="Table2.A1" office:value-type="string">
            <text:h text:style-name="P4" text:outline-level="1">All along</text:h>
            <text:p text:style-name="P1"/>
          </table:table-cell>
        </table:table-row>
        <table:table-row table:style-name="TableLine94596022321920">
          <table:table-cell table:style-name="Table2.A1" office:value-type="string">
            <text:p text:style-name="P2">A method of sewing in which one or more sections are sewn along their length. </text:p>
          </table:table-cell>
        </table:table-row>
      </table:table>
      <text:p text:style-name="P3"/>
      <table:table table:name="Table3" table:style-name="Table3">
        <table:table-column table:style-name="Table3.A"/>
        <table:table-row table:style-name="TableLine94596023925568">
          <table:table-cell office:value-type="string">
            <text:h text:style-name="P4" text:outline-level="1">Alum</text:h>
            <text:p text:style-name="P1"/>
          </table:table-cell>
        </table:table-row>
        <table:table-row table:style-name="TableLine94596023783264">
          <table:table-cell office:value-type="string">
            <text:p text:style-name="P2">A salt used to prepare a skin for binding, rendering it soft, flexible, and white in colour. </text:p>
          </table:table-cell>
        </table:table-row>
      </table:table>
      <text:p text:style-name="P3"/>
      <table:table table:name="Table4" table:style-name="Table4">
        <table:table-column table:style-name="Table4.A"/>
        <table:table-row table:style-name="TableLine94596027830352">
          <table:table-cell office:value-type="string">
            <text:h text:style-name="P4" text:outline-level="1">Antique paper</text:h>
            <text:p text:style-name="P1"/>
          </table:table-cell>
        </table:table-row>
        <table:table-row table:style-name="TableLine94596023945040">
          <table:table-cell office:value-type="string">
            <text:p text:style-name="P2">A paper rough to the touch, lightweight, often bulky, but with little size.</text:p>
          </table:table-cell>
        </table:table-row>
      </table:table>
      <text:p text:style-name="P3"/>
      <table:table table:name="Table5" table:style-name="Table5">
        <table:table-column table:style-name="Table5.A"/>
        <table:table-row table:style-name="TableLine94596023945728">
          <table:table-cell office:value-type="string">
            <text:h text:style-name="P4" text:outline-level="1">AO</text:h>
            <text:p text:style-name="P1"/>
          </table:table-cell>
        </table:table-row>
        <table:table-row table:style-name="TableLine94596023393984">
          <table:table-cell office:value-type="string">
            <text:p text:style-name="P2">The basic size in the ISO (International Standards Organisation) series of papers and boards. A0 equals 1189 x 841 mm (i.e. one square metre).</text:p>
          </table:table-cell>
        </table:table-row>
      </table:table>
      <text:p text:style-name="P3"/>
      <table:table table:name="Table6" table:style-name="Table6">
        <table:table-column table:style-name="Table6.A"/>
        <table:table-row table:style-name="TableLine94596010625520">
          <table:table-cell office:value-type="string">
            <text:h text:style-name="P4" text:outline-level="1">Art paper</text:h>
            <text:p text:style-name="P1"/>
          </table:table-cell>
        </table:table-row>
        <table:table-row table:style-name="TableLine94596024070672">
          <table:table-cell office:value-type="string">
            <text:p text:style-name="P2">A paper originally made from esparto grass fibre, coated with china clay and casein glue and glazed with rollers under pressure. Traditionally used for halftone printing.</text:p>
            <text:p text:style-name="P2"/>
            <text:p text:style-name="P32">Smooth, glossy paper, also known as ‘coated paper’. The base paper, made from esparto-grass fibre, is coated with china clay and casein glue and glazed with rollers under pressure. Used for fine-screen colour printing.</text:p>
          </table:table-cell>
        </table:table-row>
      </table:table>
      <text:p text:style-name="P3"/>
      <text:p text:style-name="P43">B</text:p>
      <table:table table:name="Table170" table:style-name="Table170">
        <table:table-column table:style-name="Table170.A"/>
        <table:table-row table:style-name="TableLine94596034190832">
          <table:table-cell office:value-type="string">
            <text:h text:style-name="P5" text:outline-level="1">Back <text:span text:style-name="T7">Cornering</text:span></text:h>
            <text:p text:style-name="P17"/>
          </table:table-cell>
        </table:table-row>
        <table:table-row table:style-name="TableLine94596038375392">
          <table:table-cell office:value-type="string">
            <text:p text:style-name="P25">Trimming away the corner, either inside or outside, at the spine edges of the boards. It assists the turn-in of the leather, tying up with thread and shaping the headcaps.</text:p>
          </table:table-cell>
        </table:table-row>
      </table:table>
      <text:p text:style-name="P33"/>
      <table:table table:name="Table7" table:style-name="Table7">
        <table:table-column table:style-name="Table7.A"/>
        <table:table-row table:style-name="TableLine94596020816976">
          <table:table-cell office:value-type="string">
            <text:h text:style-name="P4" text:outline-level="1">Backing</text:h>
            <text:p text:style-name="P1"/>
          </table:table-cell>
        </table:table-row>
        <table:table-row table:style-name="TableLine94596021562064">
          <table:table-cell office:value-type="string">
            <text:p text:style-name="P2">Fanning out and hammering the back of the book to form joints or shoulders to accommodate the cover boards. </text:p>
          </table:table-cell>
        </table:table-row>
      </table:table>
      <text:p text:style-name="P3"/>
      <table:table table:name="Table8" table:style-name="Table8">
        <table:table-column table:style-name="Table8.A"/>
        <table:table-row table:style-name="TableLine94596022360784">
          <table:table-cell office:value-type="string">
            <text:h text:style-name="P4" text:outline-level="1">Backing boards</text:h>
            <text:p text:style-name="P1"/>
          </table:table-cell>
        </table:table-row>
        <table:table-row table:style-name="TableLine94596022867216">
          <table:table-cell office:value-type="string">
            <text:p text:style-name="P2">Wedge-shaped boards, usually of beech. They are angled at the wide ends to assist in making the joint on the spine when backing.</text:p>
          </table:table-cell>
        </table:table-row>
      </table:table>
      <text:p text:style-name="P3"/>
      <table:table table:name="Table9" table:style-name="Table9">
        <table:table-column table:style-name="Table9.A"/>
        <table:table-row table:style-name="TableLine94596022868912">
          <table:table-cell office:value-type="string">
            <text:h text:style-name="P4" text:outline-level="1">Bands</text:h>
            <text:p text:style-name="P1"/>
          </table:table-cell>
        </table:table-row>
        <table:table-row table:style-name="TableLine94596012905504">
          <table:table-cell office:value-type="string">
            <text:p text:style-name="P2">The cords or thongs on which the sections of a book are sewn. If the cords are laid into grooves so that they lie flush with or slightly below the surface of the back, they are referred to as recessed cords. If the cords or thongs are not recessed, they form ridges across the backbone of the book and are referred to as raised bands.</text:p>
          </table:table-cell>
        </table:table-row>
      </table:table>
      <text:p text:style-name="P3"/>
      <table:table table:name="Table10" table:style-name="Table10">
        <table:table-column table:style-name="Table10.A"/>
        <table:table-row table:style-name="TableLine94596028910480">
          <table:table-cell office:value-type="string">
            <text:h text:style-name="P4" text:outline-level="1">Bank</text:h>
            <text:p text:style-name="P1"/>
          </table:table-cell>
        </table:table-row>
        <table:table-row table:style-name="TableLine94596024207280">
          <table:table-cell office:value-type="string">
            <text:p text:style-name="P2">A thin writing paper, white or tinted.</text:p>
          </table:table-cell>
        </table:table-row>
      </table:table>
      <text:p text:style-name="P34"/>
      <table:table table:name="Table171" table:style-name="Table171">
        <table:table-column table:style-name="Table171.A"/>
        <table:table-row table:style-name="TableLine94596008999904">
          <table:table-cell office:value-type="string">
            <text:h text:style-name="P6" text:outline-level="1">B<text:span text:style-name="T8">linding In</text:span></text:h>
            <text:p text:style-name="P18"/>
          </table:table-cell>
        </table:table-row>
        <table:table-row table:style-name="TableLine94596040625152">
          <table:table-cell office:value-type="string">
            <text:p text:style-name="P26">Impressing finishing tools into leather or cloth as a guide for gold tooling.</text:p>
          </table:table-cell>
        </table:table-row>
      </table:table>
      <text:p text:style-name="P34"/>
      <text:p text:style-name="P41"/>
      <table:table table:name="Table172" table:style-name="Table172">
        <table:table-column table:style-name="Table172.A"/>
        <table:table-row table:style-name="TableLine94596030402848">
          <table:table-cell office:value-type="string">
            <text:h text:style-name="P6" text:outline-level="1">B<text:span text:style-name="T8">lind Tooling</text:span></text:h>
            <text:p text:style-name="P18"/>
          </table:table-cell>
        </table:table-row>
        <table:table-row table:style-name="TableLine94596032634128">
          <table:table-cell office:value-type="string">
            <text:p text:style-name="P26">Impressing hot finishing tools into leather to leave a dark or black impression. Alternatively, cold tools may be dabbed on to printer’s ink before impressing.</text:p>
          </table:table-cell>
        </table:table-row>
      </table:table>
      <text:p text:style-name="P35"/>
      <table:table table:name="Table173" table:style-name="Table173">
        <table:table-column table:style-name="Table173.A"/>
        <table:table-row table:style-name="TableLine94596009130384">
          <table:table-cell office:value-type="string">
            <text:h text:style-name="P7" text:outline-level="1">B<text:span text:style-name="T9">oard Paper</text:span></text:h>
            <text:p text:style-name="P19"/>
          </table:table-cell>
        </table:table-row>
        <table:table-row table:style-name="TableLine94596023350080">
          <table:table-cell office:value-type="string">
            <text:p text:style-name="P27">Part of the endpaper; its function, when pasted in, is to counteract the warp of the board caused by the covering material.</text:p>
          </table:table-cell>
        </table:table-row>
      </table:table>
      <text:p text:style-name="P35"/>
      <table:table table:name="Table174" table:style-name="Table174">
        <table:table-column table:style-name="Table174.A"/>
        <table:table-row table:style-name="TableLine94596039305424">
          <table:table-cell office:value-type="string">
            <text:h text:style-name="P7" text:outline-level="1">B<text:span text:style-name="T9">ole</text:span></text:h>
            <text:p text:style-name="P19"/>
          </table:table-cell>
        </table:table-row>
        <table:table-row table:style-name="TableLine94596038752256">
          <table:table-cell office:value-type="string">
            <text:p text:style-name="P27">Also known as Armenian bole. A pigment of fine red clay used as a filler when gilding the edges of books.</text:p>
          </table:table-cell>
        </table:table-row>
      </table:table>
      <text:p text:style-name="P36"/>
      <table:table table:name="Table175" table:style-name="Table175">
        <table:table-column table:style-name="Table175.A"/>
        <table:table-row table:style-name="TableLine94596038367760">
          <table:table-cell office:value-type="string">
            <text:h text:style-name="P8" text:outline-level="1">B<text:span text:style-name="T9">ol</text:span><text:span text:style-name="T10">t</text:span></text:h>
            <text:p text:style-name="P20"/>
          </table:table-cell>
        </table:table-row>
        <table:table-row table:style-name="TableLine94596035426080">
          <table:table-cell office:value-type="string">
            <text:p text:style-name="P28">The folds which occur at head and foredge when a sheet is folded into a section.</text:p>
          </table:table-cell>
        </table:table-row>
      </table:table>
      <text:p text:style-name="P36"/>
      <text:p text:style-name="P43">C</text:p>
      <text:p text:style-name="P42"/>
      <table:table table:name="Table176" table:style-name="Table176">
        <table:table-column table:style-name="Table176.A"/>
        <table:table-row table:style-name="TableLine94596024160976">
          <table:table-cell office:value-type="string">
            <text:h text:style-name="P9" text:outline-level="1">C<text:span text:style-name="T11">atch Stitch</text:span></text:h>
            <text:p text:style-name="P21"/>
          </table:table-cell>
        </table:table-row>
        <table:table-row table:style-name="TableLine94596020081760">
          <table:table-cell office:value-type="string">
            <text:p text:style-name="P29">See Kettle Stitch.</text:p>
          </table:table-cell>
        </table:table-row>
      </table:table>
      <text:p text:style-name="P37"/>
      <table:table table:name="Table177" table:style-name="Table177">
        <table:table-column table:style-name="Table177.A"/>
        <table:table-row table:style-name="TableLine94596032928384">
          <table:table-cell office:value-type="string">
            <text:h text:style-name="P11" text:outline-level="1"><text:span text:style-name="T2">C</text:span><text:span text:style-name="T3">erf</text:span></text:h>
            <text:p text:style-name="P22"/>
          </table:table-cell>
        </table:table-row>
        <table:table-row table:style-name="TableLine94596037397456">
          <table:table-cell office:value-type="string">
            <text:p text:style-name="P30">A slit or cutting sawn into the backs of the sections at head and tail, in which the kettle stitch is made. (Can also be spelt ‘kelf’.)</text:p>
          </table:table-cell>
        </table:table-row>
      </table:table>
      <text:p text:style-name="P38"/>
      <table:table table:name="Table178" table:style-name="Table178">
        <table:table-column table:style-name="Table178.A"/>
        <table:table-row table:style-name="TableLine94596038088576">
          <table:table-cell office:value-type="string">
            <text:h text:style-name="P12" text:outline-level="1"><text:span text:style-name="T2">C</text:span><text:span text:style-name="T4">halking</text:span></text:h>
            <text:p text:style-name="P23"/>
          </table:table-cell>
        </table:table-row>
        <table:table-row table:style-name="TableLine94596038190384">
          <table:table-cell office:value-type="string">
            <text:p text:style-name="P31">Dusting the leaves of books with french chalk before edge gilding, to prevent them from sticking together. Necessary when the paper contains, or is coated with, china clay.</text:p>
          </table:table-cell>
        </table:table-row>
      </table:table>
      <text:p text:style-name="P39"/>
      <table:table table:name="Table179" table:style-name="Table179">
        <table:table-column table:style-name="Table179.A"/>
        <table:table-row table:style-name="TableLine94596039206976">
          <table:table-cell table:style-name="TableBox94596038644832" office:value-type="string">
            <text:h text:style-name="P13" text:outline-level="1"><text:span text:style-name="T2">C</text:span><text:span text:style-name="T1">hemical Wood Pulp</text:span></text:h>
            <text:p text:style-name="P24"/>
          </table:table-cell>
        </table:table-row>
        <table:table-row table:style-name="TableLine94596024373200">
          <table:table-cell table:style-name="TableBox94596038644832" office:value-type="string">
            <text:p text:style-name="P32">Fibres left after the non-fibrous parts of the wood have been dissolved away by caustic soda during paper manufacture.</text:p>
          </table:table-cell>
        </table:table-row>
      </table:table>
      <text:p text:style-name="P39"/>
      <table:table table:name="Table11" table:style-name="Table11">
        <table:table-column table:style-name="Table11.A"/>
        <table:table-row table:style-name="TableLine94596027841600">
          <table:table-cell office:value-type="string">
            <text:h text:style-name="P4" text:outline-level="1">Clamshell</text:h>
            <text:p text:style-name="P1"/>
          </table:table-cell>
        </table:table-row>
        <table:table-row table:style-name="TableLine94596022801824">
          <table:table-cell office:value-type="string">
            <text:p text:style-name="P2">2x two part trays constructed as one piece box.</text:p>
          </table:table-cell>
        </table:table-row>
      </table:table>
      <text:p text:style-name="P39"/>
      <table:table table:name="Table180" table:style-name="Table180">
        <table:table-column table:style-name="Table180.A"/>
        <table:table-row table:style-name="TableLine94596022744416">
          <table:table-cell table:style-name="TableBox94596038596064" office:value-type="string">
            <text:h text:style-name="P10" text:outline-level="1">C<text:span text:style-name="T12">oated Paper</text:span></text:h>
            <text:p text:style-name="P24"/>
          </table:table-cell>
        </table:table-row>
        <table:table-row table:style-name="TableLine94596038382288">
          <table:table-cell table:style-name="TableBox94596038596064" office:value-type="string">
            <text:p text:style-name="P32">See Art Paper.</text:p>
          </table:table-cell>
        </table:table-row>
      </table:table>
      <text:p text:style-name="P39"/>
      <table:table table:name="Table12" table:style-name="Table12">
        <table:table-column table:style-name="Table12.A"/>
        <table:table-row table:style-name="TableLine94596023708624">
          <table:table-cell office:value-type="string">
            <text:h text:style-name="P4" text:outline-level="1">De-bossing</text:h>
            <text:p text:style-name="P1"/>
          </table:table-cell>
        </table:table-row>
        <table:table-row table:style-name="TableLine94596010704432">
          <table:table-cell office:value-type="string">
            <text:p text:style-name="P2">Image pushed in to material using a die or lettering.</text:p>
          </table:table-cell>
        </table:table-row>
      </table:table>
      <text:p text:style-name="P3"/>
      <table:table table:name="Table13" table:style-name="Table13">
        <table:table-column table:style-name="Table13.A"/>
        <text:soft-page-break/>
        <table:table-row table:style-name="TableLine94596010705600">
          <table:table-cell office:value-type="string">
            <text:h text:style-name="P4" text:outline-level="1">Drop back</text:h>
            <text:p text:style-name="P1"/>
          </table:table-cell>
        </table:table-row>
        <table:table-row table:style-name="TableLine94596022552336">
          <table:table-cell office:value-type="string">
            <text:p text:style-name="P2">Two trays attached to a case. Right hand tray housing a book or text, left hand tray to close over right tray to create the box.</text:p>
          </table:table-cell>
        </table:table-row>
      </table:table>
      <text:p text:style-name="P3"/>
      <table:table table:name="Table14" table:style-name="Table14">
        <table:table-column table:style-name="Table14.A"/>
        <table:table-row table:style-name="TableLine94596027218640">
          <table:table-cell office:value-type="string">
            <text:h text:style-name="P4" text:outline-level="1">Die-cut slip case</text:h>
            <text:p text:style-name="P1"/>
          </table:table-cell>
        </table:table-row>
        <table:table-row table:style-name="TableLine94596027220736">
          <table:table-cell office:value-type="string">
            <text:p text:style-name="P2">Die-Cut board up to a thickness off 2.3mm. Edges not as sharp as pieced. More economic on longer runs.</text:p>
          </table:table-cell>
        </table:table-row>
      </table:table>
      <text:p text:style-name="P3"/>
      <text:p text:style-name="P40"/>
      <table:table table:name="Table15" table:style-name="Table15">
        <table:table-column table:style-name="Table15.A"/>
        <table:table-row table:style-name="TableLine94596023395456">
          <table:table-cell office:value-type="string">
            <text:h text:style-name="P4" text:outline-level="1">Filler</text:h>
            <text:p text:style-name="P1"/>
          </table:table-cell>
        </table:table-row>
        <table:table-row table:style-name="TableLine94596027510096">
          <table:table-cell office:value-type="string">
            <text:p text:style-name="P2">A chemical such as china clay or starch, added to paper and cloth to bulk it out. When added to paper it also makes it whiter and more receptive to high polishing for fine printing.</text:p>
          </table:table-cell>
        </table:table-row>
      </table:table>
      <text:p text:style-name="P3"/>
      <table:table table:name="Table16" table:style-name="Table16">
        <table:table-column table:style-name="Table16.A"/>
        <table:table-row table:style-name="TableLine94596027511056">
          <table:table-cell office:value-type="string">
            <text:h text:style-name="P4" text:outline-level="1">Filling in</text:h>
            <text:p text:style-name="P1"/>
          </table:table-cell>
        </table:table-row>
        <table:table-row table:style-name="TableLine94596010645648">
          <table:table-cell office:value-type="string">
            <text:p text:style-name="P2">The operation of filling in the space on the inside of the front or back board left uncovered by the cloth or covering material with pulp or manilla card. This levels the surfaces so that the endpapers lie flat, and is called a filler.</text:p>
          </table:table-cell>
        </table:table-row>
      </table:table>
      <text:p text:style-name="P3"/>
      <table:table table:name="Table17" table:style-name="Table17">
        <table:table-column table:style-name="Table17.A"/>
        <table:table-row table:style-name="TableLine94596010646688">
          <table:table-cell office:value-type="string">
            <text:h text:style-name="P4" text:outline-level="1">Fillet</text:h>
            <text:p text:style-name="P1"/>
          </table:table-cell>
        </table:table-row>
        <table:table-row table:style-name="TableLine94596028990096">
          <table:table-cell office:value-type="string">
            <text:p text:style-name="P2">A continuous plain line produced by a wheel-shaped finishing tool of the same name.</text:p>
          </table:table-cell>
        </table:table-row>
      </table:table>
      <text:p text:style-name="P3"/>
      <table:table table:name="Table18" table:style-name="Table18">
        <table:table-column table:style-name="Table18.A"/>
        <table:table-row table:style-name="TableLine94596028991136">
          <table:table-cell office:value-type="string">
            <text:h text:style-name="P4" text:outline-level="1">Finishing</text:h>
            <text:p text:style-name="P1"/>
          </table:table-cell>
        </table:table-row>
        <table:table-row table:style-name="TableLine94596026746000">
          <table:table-cell office:value-type="string">
            <text:p text:style-name="P2">The second of two principal processes involved in binding a book: the titling, decoration and polishing of the cover.</text:p>
          </table:table-cell>
        </table:table-row>
      </table:table>
      <text:p text:style-name="P3"/>
      <table:table table:name="Table19" table:style-name="Table19">
        <table:table-column table:style-name="Table19.A"/>
        <table:table-row table:style-name="TableLine94596023477536">
          <table:table-cell office:value-type="string">
            <text:h text:style-name="P4" text:outline-level="1">Flexible style</text:h>
            <text:p text:style-name="P1"/>
          </table:table-cell>
        </table:table-row>
        <table:table-row table:style-name="TableLine94596024027440">
          <table:table-cell office:value-type="string">
            <text:p text:style-name="P2">A style of binding in which the sections are sewn onto lengths of twisted pigskin or hemp cord (known as bands) placed across and on the outside of the sections. The ends of these are called slips and are laced into the boards. The binding has a tight back.</text:p>
          </table:table-cell>
        </table:table-row>
      </table:table>
      <text:p text:style-name="P3"/>
      <table:table table:name="Table20" table:style-name="Table20">
        <table:table-column table:style-name="Table20.A"/>
        <table:table-row table:style-name="TableLine94596024028480">
          <table:table-cell office:value-type="string">
            <text:h text:style-name="P4" text:outline-level="1">Flush binding</text:h>
            <text:p text:style-name="P1"/>
          </table:table-cell>
        </table:table-row>
        <table:table-row table:style-name="TableLine94596024080784">
          <table:table-cell office:value-type="string">
            <text:p text:style-name="P2">A binding whose cover is the same size as the sections.</text:p>
          </table:table-cell>
        </table:table-row>
      </table:table>
      <text:p text:style-name="P3"/>
      <table:table table:name="Table21" table:style-name="Table21">
        <table:table-column table:style-name="Table21.A"/>
        <table:table-row table:style-name="TableLine94596024079440">
          <table:table-cell office:value-type="string">
            <text:h text:style-name="P4" text:outline-level="1">Fly leaf</text:h>
            <text:p text:style-name="P1"/>
          </table:table-cell>
        </table:table-row>
        <table:table-row table:style-name="TableLine94596021489600">
          <table:table-cell office:value-type="string">
            <text:p text:style-name="P2">See endpapers.</text:p>
          </table:table-cell>
        </table:table-row>
      </table:table>
      <text:p text:style-name="P3"/>
      <text:p text:style-name="P40"/>
      <table:table table:name="Table22" table:style-name="Table22">
        <table:table-column table:style-name="Table22.A"/>
        <table:table-row table:style-name="TableLine94596021490208">
          <table:table-cell office:value-type="string">
            <text:h text:style-name="P4" text:outline-level="1">Fold to paper</text:h>
            <text:p text:style-name="P1"/>
          </table:table-cell>
        </table:table-row>
        <table:table-row table:style-name="TableLine94596027824704">
          <table:table-cell office:value-type="string">
            <text:p text:style-name="P2">Folding sections by machine (and occasionally by hand) by lining up the edges of the paper.</text:p>
          </table:table-cell>
        </table:table-row>
      </table:table>
      <text:p text:style-name="P3"/>
      <table:table table:name="Table23" table:style-name="Table23">
        <table:table-column table:style-name="Table23.A"/>
        <table:table-row table:style-name="TableLine94596028903520">
          <table:table-cell office:value-type="string">
            <text:h text:style-name="P4" text:outline-level="1">Fold to print</text:h>
            <text:p text:style-name="P1"/>
          </table:table-cell>
        </table:table-row>
        <table:table-row table:style-name="TableLine94596026963200">
          <table:table-cell office:value-type="string">
            <text:p text:style-name="P2">When the printed type is out of square with the edge of the sheet, lining up the top line of type at each fold so that the margins are even. This applies only to hand folding.</text:p>
          </table:table-cell>
        </table:table-row>
      </table:table>
      <text:p text:style-name="P3"/>
      <table:table table:name="Table24" table:style-name="Table24">
        <table:table-column table:style-name="Table24.A"/>
        <table:table-row table:style-name="TableLine94596022236416">
          <table:table-cell office:value-type="string">
            <text:h text:style-name="P4" text:outline-level="1">Folio</text:h>
            <text:p text:style-name="P1"/>
          </table:table-cell>
        </table:table-row>
        <table:table-row table:style-name="TableLine94596026380896">
          <table:table-cell office:value-type="string">
            <text:p text:style-name="P2">1. A sheet of paper in one of the traditional sizes, folded once to give two leaves. 2. A book made of such sheets, i.e. the largest format possible in that particular size.</text:p>
          </table:table-cell>
        </table:table-row>
      </table:table>
      <text:p text:style-name="P3"/>
      <table:table table:name="Table25" table:style-name="Table25">
        <table:table-column table:style-name="Table25.A"/>
        <table:table-row table:style-name="TableLine94596026381936">
          <table:table-cell office:value-type="string">
            <text:h text:style-name="P4" text:outline-level="1">Foredge</text:h>
            <text:p text:style-name="P1"/>
          </table:table-cell>
        </table:table-row>
        <table:table-row table:style-name="TableLine94596020381616">
          <table:table-cell office:value-type="string">
            <text:p text:style-name="P2">The front edge of a book, opposite the spine. So called because this edge originally faced outward from the shelves and the title was painted, inked or scorched on the edges of the leaves.</text:p>
          </table:table-cell>
        </table:table-row>
      </table:table>
      <text:p text:style-name="P3"/>
      <table:table table:name="Table26" table:style-name="Table26">
        <table:table-column table:style-name="Table26.A"/>
        <table:table-row table:style-name="TableLine94596022698000">
          <table:table-cell office:value-type="string">
            <text:h text:style-name="P4" text:outline-level="1">Foredge painting</text:h>
            <text:p text:style-name="P1"/>
          </table:table-cell>
        </table:table-row>
        <table:table-row table:style-name="TableLine94596020380880">
          <table:table-cell office:value-type="string">
            <text:p text:style-name="P2">The painting of the front edge of a book, where the page block is fanned and an image is applied to the stepped surface of the page edges. If the page edges are themselves gilded, this then results in the image disappearing when the book is closed again. See also foredge and edge gilding.</text:p>
          </table:table-cell>
        </table:table-row>
      </table:table>
      <text:p text:style-name="P3"/>
      <table:table table:name="Table27" table:style-name="Table27">
        <table:table-column table:style-name="Table27.A"/>
        <table:table-row table:style-name="TableLine94596027832848">
          <table:table-cell office:value-type="string">
            <text:h text:style-name="P4" text:outline-level="1">Forwarding</text:h>
            <text:p text:style-name="P1"/>
          </table:table-cell>
        </table:table-row>
        <table:table-row table:style-name="TableLine94596027818976">
          <table:table-cell office:value-type="string">
            <text:p text:style-name="P2">The first of the two principal processes involved in bookbinding: the production of the binding itself.</text:p>
          </table:table-cell>
        </table:table-row>
      </table:table>
      <text:p text:style-name="P3"/>
      <table:table table:name="Table28" table:style-name="Table28">
        <table:table-column table:style-name="Table28.A"/>
        <table:table-row table:style-name="TableLine94596027817776">
          <table:table-cell office:value-type="string">
            <text:h text:style-name="P4" text:outline-level="1">Frame sewing</text:h>
            <text:p text:style-name="P1"/>
          </table:table-cell>
        </table:table-row>
        <table:table-row table:style-name="TableLine94596022196560">
          <table:table-cell office:value-type="string">
            <text:p text:style-name="P2">Sewing through sections, often with a tape for extra strength. Used for one off books, registers and journals.</text:p>
          </table:table-cell>
        </table:table-row>
      </table:table>
      <text:p text:style-name="P3"><text:soft-page-break/></text:p>
      <table:table table:name="Table29" table:style-name="Table29">
        <table:table-column table:style-name="Table29.A"/>
        <table:table-row table:style-name="TableLine94596022198256">
          <table:table-cell office:value-type="string">
            <text:h text:style-name="P4" text:outline-level="1">French groove</text:h>
            <text:p text:style-name="P1"/>
          </table:table-cell>
        </table:table-row>
        <table:table-row table:style-name="TableLine94596022554896">
          <table:table-cell office:value-type="string">
            <text:p text:style-name="P2">In the library style, the groove down the edge of the spine, between the joint and the board. Its function is to enable the thick leather used in this binding style to fold more easily at the hinge.</text:p>
          </table:table-cell>
        </table:table-row>
      </table:table>
      <text:p text:style-name="P3"/>
      <table:table table:name="Table30" table:style-name="Table30">
        <table:table-column table:style-name="Table30.A"/>
        <table:table-row table:style-name="TableLine94596020486144">
          <table:table-cell office:value-type="string">
            <text:h text:style-name="P4" text:outline-level="1">French sewing</text:h>
            <text:p text:style-name="P1"/>
          </table:table-cell>
        </table:table-row>
        <table:table-row table:style-name="TableLine94596027827824">
          <table:table-cell office:value-type="string">
            <text:p text:style-name="P2">The sewing together of two or more sections without tapes. Each section is linked to the rest by catching up the loops of thread of the preceding section.</text:p>
          </table:table-cell>
        </table:table-row>
      </table:table>
      <text:p text:style-name="P3"/>
      <table:table table:name="Table31" table:style-name="Table31">
        <table:table-column table:style-name="Table31.A"/>
        <table:table-row table:style-name="TableLine94596027828864">
          <table:table-cell office:value-type="string">
            <text:h text:style-name="P4" text:outline-level="1">Frontispiece</text:h>
            <text:p text:style-name="P1"/>
          </table:table-cell>
        </table:table-row>
        <table:table-row table:style-name="TableLine94596029056544">
          <table:table-cell office:value-type="string">
            <text:p text:style-name="P2">The illustration facing the title page of a book.</text:p>
          </table:table-cell>
        </table:table-row>
      </table:table>
      <text:p text:style-name="P3"/>
      <table:table table:name="Table32" table:style-name="Table32">
        <table:table-column table:style-name="Table32.A"/>
        <table:table-row table:style-name="TableLine94596024032752">
          <table:table-cell office:value-type="string">
            <text:h text:style-name="P4" text:outline-level="1">Full binding</text:h>
            <text:p text:style-name="P1"/>
          </table:table-cell>
        </table:table-row>
        <table:table-row table:style-name="TableLine94596024602032">
          <table:table-cell office:value-type="string">
            <text:p text:style-name="P2">See whole binding.</text:p>
          </table:table-cell>
        </table:table-row>
      </table:table>
      <text:p text:style-name="P3"/>
      <table:table table:name="Table33" table:style-name="Table33">
        <table:table-column table:style-name="Table33.A"/>
        <table:table-row table:style-name="TableLine94596026700448">
          <table:table-cell office:value-type="string">
            <text:h text:style-name="P4" text:outline-level="1">Furniture</text:h>
            <text:p text:style-name="P1"/>
          </table:table-cell>
        </table:table-row>
        <table:table-row table:style-name="TableLine94596023424464">
          <table:table-cell office:value-type="string">
            <text:p text:style-name="P2">Anything attached to the boards, e.g. clasps, metal cornerpieces, bosses.</text:p>
          </table:table-cell>
        </table:table-row>
      </table:table>
      <text:p text:style-name="P3"/>
      <text:p text:style-name="P40"/>
      <table:table table:name="Table34" table:style-name="Table34">
        <table:table-column table:style-name="Table34.A"/>
        <table:table-row table:style-name="TableLine94596023566528">
          <table:table-cell office:value-type="string">
            <text:h text:style-name="P4" text:outline-level="1">Gathering</text:h>
            <text:p text:style-name="P1"/>
          </table:table-cell>
        </table:table-row>
        <table:table-row table:style-name="TableLine94596023569104">
          <table:table-cell office:value-type="string">
            <text:p text:style-name="P2">Collecting the sections or sheets together in the correct sequence to make up a complete book.</text:p>
          </table:table-cell>
        </table:table-row>
      </table:table>
      <text:p text:style-name="P3"/>
      <table:table table:name="Table35" table:style-name="Table35">
        <table:table-column table:style-name="Table35.A"/>
        <table:table-row table:style-name="TableLine94596022890448">
          <table:table-cell office:value-type="string">
            <text:h text:style-name="P4" text:outline-level="1">Gilding</text:h>
            <text:p text:style-name="P1"/>
          </table:table-cell>
        </table:table-row>
        <table:table-row table:style-name="TableLine94596022891312">
          <table:table-cell office:value-type="string">
            <text:p text:style-name="P2">See edge gilding.</text:p>
          </table:table-cell>
        </table:table-row>
      </table:table>
      <text:p text:style-name="P3"/>
      <table:table table:name="Table36" table:style-name="Table36">
        <table:table-column table:style-name="Table36.A"/>
        <table:table-row table:style-name="TableLine94596023581696">
          <table:table-cell office:value-type="string">
            <text:h text:style-name="P4" text:outline-level="1">Glaire, glair</text:h>
            <text:p text:style-name="P1"/>
          </table:table-cell>
        </table:table-row>
        <table:table-row table:style-name="TableLine94596025066800">
          <table:table-cell office:value-type="string">
            <text:p text:style-name="P2">A preparation of white of egg or shellac used to fix the gold leaf in tooling and edge gilding.</text:p>
          </table:table-cell>
        </table:table-row>
      </table:table>
      <text:p text:style-name="P3"/>
      <table:table table:name="Table37" table:style-name="Table37">
        <table:table-column table:style-name="Table37.A"/>
        <table:table-row table:style-name="TableLine94596025067840">
          <table:table-cell office:value-type="string">
            <text:h text:style-name="P4" text:outline-level="1">Gold foil</text:h>
            <text:p text:style-name="P1"/>
          </table:table-cell>
        </table:table-row>
        <table:table-row table:style-name="TableLine94596025182000">
          <table:table-cell office:value-type="string">
            <text:p text:style-name="P2">Gold (or gold substitute) sprayed electronically onto a plastic, paper or cellophane backing. Used industrially for the titling of mass-produced books and by the craft binder for economical bindings.</text:p>
          </table:table-cell>
        </table:table-row>
      </table:table>
      <text:p text:style-name="P3"/>
      <table:table table:name="Table38" table:style-name="Table38">
        <table:table-column table:style-name="Table38.A"/>
        <table:table-row table:style-name="TableLine94596025183776">
          <table:table-cell office:value-type="string">
            <text:h text:style-name="P4" text:outline-level="1">Gold leaf</text:h>
            <text:p text:style-name="P1"/>
          </table:table-cell>
        </table:table-row>
        <table:table-row table:style-name="TableLine94596023338400">
          <table:table-cell office:value-type="string">
            <text:p text:style-name="P2">An alloy of 22 carats gold and 2 carats silver, beaten by machine to a thinness of 1/250,000 of an inch (.0000025 cm) and used for titling and decorating books.</text:p>
          </table:table-cell>
        </table:table-row>
      </table:table>
      <text:p text:style-name="P3"/>
      <table:table table:name="Table39" table:style-name="Table39">
        <table:table-column table:style-name="Table39.A"/>
        <table:table-row table:style-name="TableLine94596023622400">
          <table:table-cell office:value-type="string">
            <text:h text:style-name="P4" text:outline-level="1">Gold tooling</text:h>
            <text:p text:style-name="P1"/>
          </table:table-cell>
        </table:table-row>
        <table:table-row table:style-name="TableLine94596022808016">
          <table:table-cell office:value-type="string">
            <text:p text:style-name="P2">A method of book decoration involving the impressing of heated tools through gold leaf into the leather or cloth.</text:p>
          </table:table-cell>
        </table:table-row>
      </table:table>
      <text:p text:style-name="P3"/>
      <table:table table:name="Table40" table:style-name="Table40">
        <table:table-column table:style-name="Table40.A"/>
        <table:table-row table:style-name="TableLine94596022808624">
          <table:table-cell office:value-type="string">
            <text:h text:style-name="P4" text:outline-level="1">Grain (direction), machine direction</text:h>
            <text:p text:style-name="P1"/>
          </table:table-cell>
        </table:table-row>
        <table:table-row table:style-name="TableLine94596027102224">
          <table:table-cell office:value-type="string">
            <text:p text:style-name="P2">The orientation of the fibres in paper and board, or of the warp thread in cloth. The grain must always run from head to tail of the book.</text:p>
          </table:table-cell>
        </table:table-row>
      </table:table>
      <text:p text:style-name="P3"/>
      <text:p text:style-name="P40"/>
      <table:table table:name="Table41" table:style-name="Table41">
        <table:table-column table:style-name="Table41.A"/>
        <table:table-row table:style-name="TableLine94596027103264">
          <table:table-cell office:value-type="string">
            <text:h text:style-name="P4" text:outline-level="1">Greek style</text:h>
            <text:p text:style-name="P1"/>
          </table:table-cell>
        </table:table-row>
        <table:table-row table:style-name="TableLine94596028219008">
          <table:table-cell office:value-type="string">
            <text:p text:style-name="P2">A style of decoration used particularly in the fifteenth and sixteenth centuries on the bindings of classical Greek texts, characterised by the extension of the spine leather at head and tail to protect double endbands, also use of grooved wooden boards and four clasps of plaited leather catching onto pins.</text:p>
          </table:table-cell>
        </table:table-row>
      </table:table>
      <text:p text:style-name="P3"/>
      <table:table table:name="Table42" table:style-name="Table42">
        <table:table-column table:style-name="Table42.A"/>
        <table:table-row table:style-name="TableLine94596027849984">
          <table:table-cell office:value-type="string">
            <text:h text:style-name="P4" text:outline-level="1">GSM</text:h>
            <text:p text:style-name="P1"/>
          </table:table-cell>
        </table:table-row>
        <table:table-row table:style-name="TableLine94596027852272">
          <table:table-cell office:value-type="string">
            <text:p text:style-name="P2">Grams per square metre. The standard measurement used for weighing paper and board.</text:p>
          </table:table-cell>
        </table:table-row>
      </table:table>
      <text:p text:style-name="P3"/>
      <table:table table:name="Table43" table:style-name="Table43">
        <table:table-column table:style-name="Table43.A"/>
        <table:table-row table:style-name="TableLine94596022528272">
          <table:table-cell office:value-type="string">
            <text:h text:style-name="P4" text:outline-level="1">Guard book</text:h>
            <text:p text:style-name="P1"/>
          </table:table-cell>
        </table:table-row>
        <table:table-row table:style-name="TableLine94596026125712">
          <table:table-cell office:value-type="string">
            <text:p text:style-name="P2">A type of binding, e.g. a photograph album, in which the spine is bulked out by the addition of narrow strips or folds of paper so that it is the right size when photographs or other inserts are added.</text:p>
          </table:table-cell>
        </table:table-row>
      </table:table>
      <text:p text:style-name="P3"/>
      <table:table table:name="Table44" table:style-name="Table44">
        <table:table-column table:style-name="Table44.A"/>
        <table:table-row table:style-name="TableLine94596026126544">
          <table:table-cell office:value-type="string">
            <text:h text:style-name="P4" text:outline-level="1">Guards, guarding</text:h>
            <text:p text:style-name="P1"/>
          </table:table-cell>
        </table:table-row>
        <table:table-row table:style-name="TableLine94596022071808">
          <table:table-cell office:value-type="string">
            <text:p text:style-name="P2">1. Strips of paper or cloth pasted or glued to the back folds of sections, or to single diagrams or maps, for their repair or reinforcement. 2. Narrow folds or strips of paper or card used in guard books.</text:p>
          </table:table-cell>
        </table:table-row>
      </table:table>
      <text:p text:style-name="P3"/>
      <text:p text:style-name="P40"/>
      <table:table table:name="Table45" table:style-name="Table45">
        <table:table-column table:style-name="Table45.A"/>
        <table:table-row table:style-name="TableLine94596022072848">
          <table:table-cell office:value-type="string">
            <text:h text:style-name="P4" text:outline-level="1">Half binding</text:h>
            <text:p text:style-name="P1"/>
          </table:table-cell>
        </table:table-row>
        <table:table-row table:style-name="TableLine94596029071952">
          <table:table-cell office:value-type="string">
            <text:p text:style-name="P2">An economical covering style in which the spine and corners, or spine and foredge strips, are covered with a good material (e.g. leather) and the remainder with a cheaper one (e.g. cloth).</text:p>
          </table:table-cell>
        </table:table-row>
      </table:table>
      <text:p text:style-name="P3"/>
      <table:table table:name="Table46" table:style-name="Table46">
        <table:table-column table:style-name="Table46.A"/>
        <table:table-row table:style-name="TableLine94596022339840">
          <table:table-cell office:value-type="string">
            <text:h text:style-name="P4" text:outline-level="1">Half-title page, half-title</text:h>
            <text:p text:style-name="P1"/>
          </table:table-cell>
        </table:table-row>
        <table:table-row table:style-name="TableLine94596022742048">
          <table:table-cell office:value-type="string">
            <text:p text:style-name="P2">The recto of the first or second leaf of a book, on which is printed the brief title.</text:p>
          </table:table-cell>
        </table:table-row>
      </table:table>
      <text:p text:style-name="P3"/>
      <table:table table:name="Table47" table:style-name="Table47">
        <table:table-column table:style-name="Table47.A"/>
        <table:table-row table:style-name="TableLine94596022743088">
          <table:table-cell office:value-type="string">
            <text:h text:style-name="P4" text:outline-level="1">Head</text:h>
            <text:p text:style-name="P1"/>
          </table:table-cell>
        </table:table-row>
        <table:table-row table:style-name="TableLine94596023543328">
          <table:table-cell office:value-type="string">
            <text:p text:style-name="P2">The top edge of a binding or page.</text:p>
          </table:table-cell>
        </table:table-row>
      </table:table>
      <text:p text:style-name="P3"/>
      <table:table table:name="Table48" table:style-name="Table48">
        <table:table-column table:style-name="Table48.A"/>
        <table:table-row table:style-name="TableLine94596022335840">
          <table:table-cell office:value-type="string">
            <text:h text:style-name="P4" text:outline-level="1">Headband</text:h>
            <text:p text:style-name="P1"/>
          </table:table-cell>
        </table:table-row>
        <table:table-row table:style-name="TableLine94596021493296">
          <table:table-cell office:value-type="string">
            <text:p text:style-name="P2">A true headband consists of coloured threads entwined tightly round a core of vellum backed with leather, and is sewn through the sections, filling the gap at the spine between the top or bottom of the section and the edges of the boards. It thus helps to prevent the sections collapsing through the effect of gravity, and also serves to lessen the damage done when the book is pulled off the shelf by its headcap. Imitation headbands, which are purely decorative, are merely stuck to the back folds of the sections. The band at the tail of the book is sometimes called the tailband, and both head and tailbands are collectively referred to as endbands.</text:p>
          </table:table-cell>
        </table:table-row>
      </table:table>
      <text:p text:style-name="P3"/>
      <table:table table:name="Table49" table:style-name="Table49">
        <table:table-column table:style-name="Table49.A"/>
        <table:table-row table:style-name="TableLine94596022338896">
          <table:table-cell office:value-type="string">
            <text:h text:style-name="P4" text:outline-level="1">Headcap</text:h>
            <text:p text:style-name="P1"/>
          </table:table-cell>
        </table:table-row>
        <table:table-row table:style-name="TableLine94596026717840">
          <table:table-cell office:value-type="string">
            <text:p text:style-name="P2">In leather bindings, a shaped and modelled turn-in over the top and bottom of the spine.</text:p>
          </table:table-cell>
        </table:table-row>
      </table:table>
      <text:p text:style-name="P3"/>
      <table:table table:name="Table50" table:style-name="Table50">
        <table:table-column table:style-name="Table50.A"/>
        <table:table-row table:style-name="TableLine94596026718096">
          <table:table-cell office:value-type="string">
            <text:h text:style-name="P4" text:outline-level="1">Hollow</text:h>
            <text:p text:style-name="P1"/>
          </table:table-cell>
        </table:table-row>
        <table:table-row table:style-name="TableLine94596021532176">
          <table:table-cell office:value-type="string">
            <text:p text:style-name="P2">A paper tube stuck to the spine of a book, to which the covering material is attached. The resulting hollow back allows a freer opening for sections of stiff paper, or for books in which entries are to be made, and allows books bound in stiff material such as vellum and buckram to open more freely.</text:p>
          </table:table-cell>
        </table:table-row>
      </table:table>
      <text:p text:style-name="P3"/>
      <text:p text:style-name="P40"/>
      <table:table table:name="Table51" table:style-name="Table51">
        <table:table-column table:style-name="Table51.A"/>
        <table:table-row table:style-name="TableLine94596021532864">
          <table:table-cell office:value-type="string">
            <text:h text:style-name="P4" text:outline-level="1">Hot foil blocking</text:h>
            <text:p text:style-name="P1"/>
          </table:table-cell>
        </table:table-row>
        <table:table-row table:style-name="TableLine94596022265120">
          <table:table-cell office:value-type="string">
            <text:p text:style-name="P2">Foil can be adhered to most paper and cloth surfaces. Available in many different colours and finishes. Applied using a die or lettering. Used on books, boxes and slipcases.</text:p>
          </table:table-cell>
        </table:table-row>
      </table:table>
      <text:p text:style-name="P3"/>
      <table:table table:name="Table52" table:style-name="Table52">
        <table:table-column table:style-name="Table52.A"/>
        <table:table-row table:style-name="TableLine94596023577664">
          <table:table-cell office:value-type="string">
            <text:h text:style-name="P4" text:outline-level="1">Hot pressed</text:h>
            <text:p text:style-name="P1"/>
          </table:table-cell>
        </table:table-row>
        <table:table-row table:style-name="TableLine94596023580464">
          <table:table-cell office:value-type="string">
            <text:p text:style-name="P2">Paper which is glazed (rather than surfaced) by being pressed when dry between hot, polished metal plates. Used for writing and fine printing paper. See also not and rough.</text:p>
          </table:table-cell>
        </table:table-row>
      </table:table>
      <text:p text:style-name="P3"/>
      <text:p text:style-name="P44">I - K</text:p>
      <table:table table:name="Table53" table:style-name="Table53">
        <table:table-column table:style-name="Table53.A"/>
        <table:table-row table:style-name="TableLine94596028933968">
          <table:table-cell office:value-type="string">
            <text:h text:style-name="P4" text:outline-level="1">Imposition</text:h>
            <text:p text:style-name="P1"/>
          </table:table-cell>
        </table:table-row>
        <table:table-row table:style-name="TableLine94596023861648">
          <table:table-cell office:value-type="string">
            <text:p text:style-name="P2">The inside hinge of the cover, made of the fold of the endpapers and sometimes cloth or leather. See also joint.</text:p>
          </table:table-cell>
        </table:table-row>
      </table:table>
      <text:p text:style-name="P3"/>
      <table:table table:name="Table54" table:style-name="Table54">
        <table:table-column table:style-name="Table54.A"/>
        <table:table-row table:style-name="TableLine94596023554128">
          <table:table-cell office:value-type="string">
            <text:h text:style-name="P4" text:outline-level="1">Insert</text:h>
            <text:p text:style-name="P1"/>
          </table:table-cell>
        </table:table-row>
        <table:table-row table:style-name="TableLine94596023557280">
          <table:table-cell office:value-type="string">
            <text:p text:style-name="P2">Additional matter placed within a book or pamphlet without being permanently fixed (e.g. a diagram in a pocket at the end of a book).</text:p>
          </table:table-cell>
        </table:table-row>
      </table:table>
      <text:p text:style-name="P3"/>
      <table:table table:name="Table55" table:style-name="Table55">
        <table:table-column table:style-name="Table55.A"/>
        <table:table-row table:style-name="TableLine94596027837504">
          <table:table-cell office:value-type="string">
            <text:h text:style-name="P4" text:outline-level="1">Inset</text:h>
            <text:p text:style-name="P1"/>
          </table:table-cell>
        </table:table-row>
        <table:table-row table:style-name="TableLine94596023720528">
          <table:table-cell office:value-type="string">
            <text:p text:style-name="P2">(To fix) additional matter within a book by sewing or sticking, e.g. an illustration plate within the text.</text:p>
          </table:table-cell>
        </table:table-row>
      </table:table>
      <text:p text:style-name="P3"/>
      <table:table table:name="Table56" table:style-name="Table56">
        <table:table-column table:style-name="Table56.A"/>
        <table:table-row table:style-name="TableLine94596023721568">
          <table:table-cell office:value-type="string">
            <text:h text:style-name="P4" text:outline-level="1">Jaconette</text:h>
            <text:p text:style-name="P1"/>
          </table:table-cell>
        </table:table-row>
        <table:table-row table:style-name="TableLine94596021312240">
          <table:table-cell office:value-type="string">
            <text:p text:style-name="P2">White cotton cloth, open or closely woven according to quality, which is stiffened with a starch filler to facilitate handling and prevent the penetration of glue. Used for strengthening sections, maps, endpapers, spines and the hinges of books.</text:p>
          </table:table-cell>
        </table:table-row>
      </table:table>
      <text:p text:style-name="P3"/>
      <table:table table:name="Table57" table:style-name="Table57">
        <table:table-column table:style-name="Table57.A"/>
        <table:table-row table:style-name="TableLine94596021312848">
          <table:table-cell office:value-type="string">
            <text:h text:style-name="P4" text:outline-level="1">Jog</text:h>
            <text:p text:style-name="P1"/>
          </table:table-cell>
        </table:table-row>
        <table:table-row table:style-name="TableLine94596027806064">
          <table:table-cell office:value-type="string">
            <text:p text:style-name="P2">See knock up.</text:p>
          </table:table-cell>
        </table:table-row>
      </table:table>
      <text:p text:style-name="P3"/>
      <table:table table:name="Table58" table:style-name="Table58">
        <table:table-column table:style-name="Table58.A"/>
        <table:table-row table:style-name="TableLine94596027807152">
          <table:table-cell office:value-type="string">
            <text:h text:style-name="P4" text:outline-level="1">Joint, shoulder</text:h>
            <text:p text:style-name="P1"/>
          </table:table-cell>
        </table:table-row>
        <table:table-row table:style-name="TableLine94596023552864">
          <table:table-cell office:value-type="string">
            <text:p text:style-name="P2">The right-angled groove formed in the back folds of the sections, into which the cover boards are placed.</text:p>
          </table:table-cell>
        </table:table-row>
      </table:table>
      <text:p text:style-name="P3"/>
      <text:p text:style-name="P40"/>
      <table:table table:name="Table59" table:style-name="Table59">
        <table:table-column table:style-name="Table59.A"/>
        <table:table-row table:style-name="TableLine94596026729936">
          <table:table-cell office:value-type="string">
            <text:h text:style-name="P4" text:outline-level="1">Kettle stitch, catch stitch</text:h>
            <text:p text:style-name="P1"/>
          </table:table-cell>
        </table:table-row>
        <table:table-row table:style-name="TableLine94596027798256">
          <table:table-cell office:value-type="string">
            <text:p text:style-name="P2">A catch stitch or knot made at the end of each section to join it to the preceding one. (From the German word ketteln, 'to pick up stitches'.)</text:p>
          </table:table-cell>
        </table:table-row>
      </table:table>
      <text:p text:style-name="P3"/>
      <table:table table:name="Table60" table:style-name="Table60">
        <table:table-column table:style-name="Table60.A"/>
        <table:table-row table:style-name="TableLine94596027799296">
          <table:table-cell office:value-type="string">
            <text:h text:style-name="P4" text:outline-level="1">Knock up (US: jog)</text:h>
            <text:p text:style-name="P1"/>
          </table:table-cell>
        </table:table-row>
        <table:table-row table:style-name="TableLine94596025839344">
          <table:table-cell office:value-type="string">
            <text:p text:style-name="P2">To tap the sections or sheets at the spine and head so that they lie evenly and squarely. It is an important part of many binding operations, especially before cutting the edges.</text:p>
          </table:table-cell>
        </table:table-row>
      </table:table>
      <text:p text:style-name="P3"/>
      <table:table table:name="Table61" table:style-name="Table61">
        <table:table-column table:style-name="Table61.A"/>
        <table:table-row table:style-name="TableLine94596025840384">
          <table:table-cell office:value-type="string">
            <text:h text:style-name="P4" text:outline-level="1">Kraft</text:h>
            <text:p text:style-name="P1"/>
          </table:table-cell>
        </table:table-row>
        <table:table-row table:style-name="TableLine94596021521024">
          <table:table-cell office:value-type="string">
            <text:p text:style-name="P2">A strong, brown wrapping paper used as a second lining to reinforce the spine of a book. It is also used for making the hollow.</text:p>
          </table:table-cell>
        </table:table-row>
      </table:table>
      <text:p text:style-name="P3"/>
      <text:p text:style-name="P43">L</text:p>
      <table:table table:name="Table62" table:style-name="Table62">
        <table:table-column table:style-name="Table62.A"/>
        <table:table-row table:style-name="TableLine94596021521712">
          <table:table-cell office:value-type="string">
            <text:h text:style-name="P4" text:outline-level="1">Laid (paper)</text:h>
            <text:p text:style-name="P1"/>
          </table:table-cell>
        </table:table-row>
        <table:table-row table:style-name="TableLine94596024024784">
          <table:table-cell office:value-type="string">
            <text:p text:style-name="P2">Handmade paper showing parallel wire marks about 25 mm apart in one direction, with close-set wire marks in the other. These marks are caused by the sieve operated by the paper maker. The pattern can be imitated on machine-made papers by means of the Dandy roller.</text:p>
          </table:table-cell>
        </table:table-row>
      </table:table>
      <text:p text:style-name="P3"/>
      <table:table table:name="Table63" table:style-name="Table63">
        <table:table-column table:style-name="Table63.A"/>
        <table:table-row table:style-name="TableLine94596024025824">
          <table:table-cell office:value-type="string">
            <text:h text:style-name="P4" text:outline-level="1">Laminated</text:h>
            <text:p text:style-name="P1"/>
          </table:table-cell>
        </table:table-row>
        <table:table-row table:style-name="TableLine94596022248400">
          <table:table-cell office:value-type="string">
            <text:p text:style-name="P2">Two or more materials stuck together in layers.</text:p>
          </table:table-cell>
        </table:table-row>
      </table:table>
      <text:p text:style-name="P3"/>
      <table:table table:name="Table64" table:style-name="Table64">
        <table:table-column table:style-name="Table64.A"/>
        <table:table-row table:style-name="TableLine94596022605392">
          <table:table-cell office:value-type="string">
            <text:h text:style-name="P4" text:outline-level="1">Leather cloth</text:h>
            <text:p text:style-name="P1"/>
          </table:table-cell>
        </table:table-row>
        <table:table-row table:style-name="TableLine94596023596112">
          <table:table-cell office:value-type="string">
            <text:p text:style-name="P2">See rexine.</text:p>
          </table:table-cell>
        </table:table-row>
      </table:table>
      <text:p text:style-name="P3"/>
      <table:table table:name="Table65" table:style-name="Table65">
        <table:table-column table:style-name="Table65.A"/>
        <table:table-row table:style-name="TableLine94596023597152">
          <table:table-cell office:value-type="string">
            <text:h text:style-name="P4" text:outline-level="1">Library style</text:h>
            <text:p text:style-name="P1"/>
          </table:table-cell>
        </table:table-row>
        <table:table-row table:style-name="TableLine94596022625488">
          <table:table-cell office:value-type="string">
            <text:p text:style-name="P2">A utility binding developed around the beginning of the twentieth century, when the public library system became widespread. It incorporated innovations and structural differences that give strength and durability, such as sewn-on tapes, reinforced endpapers and a thick leather cover. It normally has a tight back, and its main feature is the French groove.</text:p>
          </table:table-cell>
        </table:table-row>
      </table:table>
      <text:p text:style-name="P3"/>
      <table:table table:name="Table66" table:style-name="Table66">
        <table:table-column table:style-name="Table66.A"/>
        <table:table-row table:style-name="TableLine94596022627232">
          <table:table-cell office:value-type="string">
            <text:h text:style-name="P4" text:outline-level="1">Lid and base</text:h>
            <text:p text:style-name="P1"/>
          </table:table-cell>
        </table:table-row>
        <table:table-row table:style-name="TableLine94596020260768">
          <table:table-cell office:value-type="string">
            <text:p text:style-name="P2">Two part boxes can be made using various thicknesses of board. They can be covered and lined in paper or material.</text:p>
          </table:table-cell>
        </table:table-row>
      </table:table>
      <text:p text:style-name="P3"/>
      <table:table table:name="Table67" table:style-name="Table67">
        <table:table-column table:style-name="Table67.A"/>
        <table:table-row table:style-name="TableLine94596020261376">
          <table:table-cell office:value-type="string">
            <text:h text:style-name="P4" text:outline-level="1">Limp binding</text:h>
            <text:p text:style-name="P1"/>
          </table:table-cell>
        </table:table-row>
        <table:table-row table:style-name="TableLine94596026713136">
          <table:table-cell office:value-type="string">
            <text:p text:style-name="P2">A soft cover, very often with both squares extending over half the thickness of the book, thus enclosing the edges of the pages. Bibles are often limp bound.</text:p>
          </table:table-cell>
        </table:table-row>
      </table:table>
      <text:p text:style-name="P3"/>
      <table:table table:name="Table68" table:style-name="Table68">
        <table:table-column table:style-name="Table68.A"/>
        <table:table-row table:style-name="TableLine94596026716096">
          <table:table-cell office:value-type="string">
            <text:h text:style-name="P4" text:outline-level="1">Linings</text:h>
            <text:p text:style-name="P1"/>
          </table:table-cell>
        </table:table-row>
        <text:soft-page-break/>
        <table:table-row table:style-name="TableLine94596022649232">
          <table:table-cell office:value-type="string">
            <text:p text:style-name="P2">1. Pieces of strong paper pasted to the inside of boards to prevent their being warped by the covering material. 2. The two pieces of material which are used to strengthen the spine, the first being of mull and the second of Kraft.</text:p>
          </table:table-cell>
        </table:table-row>
      </table:table>
      <text:p text:style-name="P3"/>
      <table:table table:name="Table69" table:style-name="Table69">
        <table:table-column table:style-name="Table69.A"/>
        <table:table-row table:style-name="TableLine94596027611472">
          <table:table-cell office:value-type="string">
            <text:h text:style-name="P4" text:outline-level="1">Loading</text:h>
            <text:p text:style-name="P1"/>
          </table:table-cell>
        </table:table-row>
        <table:table-row table:style-name="TableLine94596012913824">
          <table:table-cell office:value-type="string">
            <text:p text:style-name="P2">In paper making, the addition of kaolin or similar substances to the pulp at the mixer stage, to give opacity and a receptive surface for printing.</text:p>
          </table:table-cell>
        </table:table-row>
      </table:table>
      <text:p text:style-name="P3"/>
      <table:table table:name="Table70" table:style-name="Table70">
        <table:table-column table:style-name="Table70.A"/>
        <table:table-row table:style-name="TableLine94596012915520">
          <table:table-cell office:value-type="string">
            <text:h text:style-name="P4" text:outline-level="1">Loose-leaf binding</text:h>
            <text:p text:style-name="P1"/>
          </table:table-cell>
        </table:table-row>
        <table:table-row table:style-name="TableLine94596022703264">
          <table:table-cell office:value-type="string">
            <text:p text:style-name="P2">A binding made up of single sheets of paper or other material, with or without holes punched or slots cut in the back margins, and held together by thongs, cords, posts, rings, wire spirals, plastic combs, bars or spring mechanisms.</text:p>
          </table:table-cell>
        </table:table-row>
      </table:table>
      <text:p text:style-name="P3"/>
      <text:p text:style-name="P43">M</text:p>
      <table:table table:name="Table71" table:style-name="Table71">
        <table:table-column table:style-name="Table71.A"/>
        <table:table-row table:style-name="TableLine94596022704880">
          <table:table-cell office:value-type="string">
            <text:h text:style-name="P4" text:outline-level="1">Machine-finished paper (m/f)</text:h>
            <text:p text:style-name="P1"/>
          </table:table-cell>
        </table:table-row>
        <table:table-row table:style-name="TableLine94596022618240">
          <table:table-cell office:value-type="string">
            <text:p text:style-name="P2">Paper as it leaves the machine without further surface treatment.</text:p>
          </table:table-cell>
        </table:table-row>
      </table:table>
      <text:p text:style-name="P3"/>
      <table:table table:name="Table72" table:style-name="Table72">
        <table:table-column table:style-name="Table72.A"/>
        <table:table-row table:style-name="TableLine94596022618848">
          <table:table-cell office:value-type="string">
            <text:h text:style-name="P4" text:outline-level="1">Made</text:h>
            <text:p text:style-name="P1"/>
          </table:table-cell>
        </table:table-row>
        <table:table-row table:style-name="TableLine94596021258656">
          <table:table-cell office:value-type="string">
            <text:p text:style-name="P2">Two or more pieces of laminated paper or board, often used to refer to laminated endpapers.</text:p>
          </table:table-cell>
        </table:table-row>
      </table:table>
      <text:p text:style-name="P3"/>
      <table:table table:name="Table73" table:style-name="Table73">
        <table:table-column table:style-name="Table73.A"/>
        <table:table-row table:style-name="TableLine94596021259696">
          <table:table-cell office:value-type="string">
            <text:h text:style-name="P4" text:outline-level="1">Marbled paper</text:h>
            <text:p text:style-name="P1"/>
          </table:table-cell>
        </table:table-row>
        <table:table-row table:style-name="TableLine94596028205616">
          <table:table-cell office:value-type="string">
            <text:p text:style-name="P2">Paper with a decorative, marble-like appearance, obtained by laying it onto a viscous liquid so that it picks up colours floating on the surface.</text:p>
          </table:table-cell>
        </table:table-row>
      </table:table>
      <text:p text:style-name="P3"/>
      <table:table table:name="Table74" table:style-name="Table74">
        <table:table-column table:style-name="Table74.A"/>
        <table:table-row table:style-name="TableLine94596028206304">
          <table:table-cell office:value-type="string">
            <text:h text:style-name="P4" text:outline-level="1">Mechanical wood paper</text:h>
            <text:p text:style-name="P1"/>
          </table:table-cell>
        </table:table-row>
        <table:table-row table:style-name="TableLine94596025200288">
          <table:table-cell office:value-type="string">
            <text:p text:style-name="P2">Wood (usually pinus radiata in New Zealand) which is ground to pulp by machine and then made into paper. As it contains many impurities, it soon deteriorates and is used only for ephemeral printing.</text:p>
          </table:table-cell>
        </table:table-row>
      </table:table>
      <text:p text:style-name="P3"/>
      <table:table table:name="Table75" table:style-name="Table75">
        <table:table-column table:style-name="Table75.A"/>
        <table:table-row table:style-name="TableLine94596025200896">
          <table:table-cell office:value-type="string">
            <text:h text:style-name="P4" text:outline-level="1">Morocco</text:h>
            <text:p text:style-name="P1"/>
          </table:table-cell>
        </table:table-row>
        <table:table-row table:style-name="TableLine94596021317760">
          <table:table-cell office:value-type="string">
            <text:p text:style-name="P2">Fine leather made from goatskin, and tanned with oak bark or sumach.</text:p>
          </table:table-cell>
        </table:table-row>
      </table:table>
      <text:p text:style-name="P3"/>
      <table:table table:name="Table76" table:style-name="Table76">
        <table:table-column table:style-name="Table76.A"/>
        <table:table-row table:style-name="TableLine94596021318448">
          <table:table-cell office:value-type="string">
            <text:h text:style-name="P4" text:outline-level="1">Mould-made paper</text:h>
            <text:p text:style-name="P1"/>
          </table:table-cell>
        </table:table-row>
        <table:table-row table:style-name="TableLine94596028613104">
          <table:table-cell office:value-type="string">
            <text:p text:style-name="P2">Paper made on a machine in separate sheets. It is usually of good quality.</text:p>
          </table:table-cell>
        </table:table-row>
      </table:table>
      <text:p text:style-name="P3"/>
      <table:table table:name="Table77" table:style-name="Table77">
        <table:table-column table:style-name="Table77.A"/>
        <table:table-row table:style-name="TableLine94596028614144">
          <table:table-cell office:value-type="string">
            <text:h text:style-name="P4" text:outline-level="1">Mull, super</text:h>
            <text:p text:style-name="P1"/>
          </table:table-cell>
        </table:table-row>
        <table:table-row table:style-name="TableLine94596013084624">
          <table:table-cell office:value-type="string">
            <text:p text:style-name="P2">An open-weave cotton cloth stiffened with starch to facilitate handling. It is used as the first lining on the spine.</text:p>
          </table:table-cell>
        </table:table-row>
      </table:table>
      <text:p text:style-name="P3"/>
      <text:p text:style-name="P43">O</text:p>
      <table:table table:name="Table78" table:style-name="Table78">
        <table:table-column table:style-name="Table78.A"/>
        <table:table-row table:style-name="TableLine94596013084880">
          <table:table-cell office:value-type="string">
            <text:h text:style-name="P4" text:outline-level="1">Octavo</text:h>
            <text:p text:style-name="P1"/>
          </table:table-cell>
        </table:table-row>
        <table:table-row table:style-name="TableLine94596010718752">
          <table:table-cell office:value-type="string">
            <text:p text:style-name="P2">A sheet of paper of any traditional size, folded three times to make a section of eight leaves.</text:p>
          </table:table-cell>
        </table:table-row>
      </table:table>
      <text:p text:style-name="P3"/>
      <table:table table:name="Table79" table:style-name="Table79">
        <table:table-column table:style-name="Table79.A"/>
        <table:table-row table:style-name="TableLine94596023897520">
          <table:table-cell office:value-type="string">
            <text:h text:style-name="P4" text:outline-level="1">Onlay</text:h>
            <text:p text:style-name="P1"/>
          </table:table-cell>
        </table:table-row>
        <table:table-row table:style-name="TableLine94596023902064">
          <table:table-cell office:value-type="string">
            <text:p text:style-name="P2">A method of decorating a book bound in leather by pasting pieces of leather, often of different colours, directly onto the leather cover, and tooling the edges to bind them down.</text:p>
          </table:table-cell>
        </table:table-row>
      </table:table>
      <text:p text:style-name="P3"/>
      <table:table table:name="Table80" table:style-name="Table80">
        <table:table-column table:style-name="Table80.A"/>
        <table:table-row table:style-name="TableLine94596023714688">
          <table:table-cell office:value-type="string">
            <text:h text:style-name="P4" text:outline-level="1">Outer joint</text:h>
            <text:p text:style-name="P1"/>
          </table:table-cell>
        </table:table-row>
        <table:table-row table:style-name="TableLine94596023901472">
          <table:table-cell office:value-type="string">
            <text:p text:style-name="P2">The flexible part of the covering material (leather, cloth or paper) on which the board opens. See also joint.</text:p>
          </table:table-cell>
        </table:table-row>
      </table:table>
      <text:p text:style-name="P3"/>
      <table:table table:name="Table81" table:style-name="Table81">
        <table:table-column table:style-name="Table81.A"/>
        <table:table-row table:style-name="TableLine94596023902400">
          <table:table-cell office:value-type="string">
            <text:h text:style-name="P4" text:outline-level="1">Overcasting, oversewing</text:h>
            <text:p text:style-name="P1"/>
          </table:table-cell>
        </table:table-row>
        <table:table-row table:style-name="TableLine94596023718400">
          <table:table-cell office:value-type="string">
            <text:p text:style-name="P2">Reinforcing a section, or joining a number of single sheets together, by sewing through the back margin. Often used to reinforce first and last sections.</text:p>
          </table:table-cell>
        </table:table-row>
      </table:table>
      <text:p text:style-name="P3"/>
      <table:table table:name="Table82" table:style-name="Table82">
        <table:table-column table:style-name="Table82.A"/>
        <table:table-row table:style-name="TableLine94596023634880">
          <table:table-cell office:value-type="string">
            <text:h text:style-name="P4" text:outline-level="1">Overhang</text:h>
            <text:p text:style-name="P1"/>
          </table:table-cell>
        </table:table-row>
        <table:table-row table:style-name="TableLine94596023639312">
          <table:table-cell office:value-type="string">
            <text:p text:style-name="P2">See squares.</text:p>
          </table:table-cell>
        </table:table-row>
      </table:table>
      <text:p text:style-name="P3"/>
      <table:table table:name="Table83" table:style-name="Table83">
        <table:table-column table:style-name="Table83.A"/>
        <table:table-row table:style-name="TableLine94596021362816">
          <table:table-cell office:value-type="string">
            <text:h text:style-name="P4" text:outline-level="1">Overlap</text:h>
            <text:p text:style-name="P1"/>
          </table:table-cell>
        </table:table-row>
        <table:table-row table:style-name="TableLine94596021365936">
          <table:table-cell office:value-type="string">
            <text:p text:style-name="P2">See turn in.</text:p>
          </table:table-cell>
        </table:table-row>
      </table:table>
      <text:p text:style-name="P3"/>
      <text:p text:style-name="P43">P - <text:span text:style-name="T5">Q</text:span></text:p>
      <table:table table:name="Table84" table:style-name="Table84">
        <table:table-column table:style-name="Table84.A"/>
        <table:table-row table:style-name="TableLine94596027152480">
          <table:table-cell office:value-type="string">
            <text:h text:style-name="P4" text:outline-level="1">Pallet</text:h>
            <text:p text:style-name="P1"/>
          </table:table-cell>
        </table:table-row>
        <table:table-row table:style-name="TableLine94596027157120">
          <table:table-cell office:value-type="string">
            <text:p text:style-name="P2">Finishing tool that produces lines or long, narrow decorative strips used on spines. A name pallet impresses the binder's name on a signed binding.</text:p>
          </table:table-cell>
        </table:table-row>
      </table:table>
      <text:p text:style-name="P3"/>
      <table:table table:name="Table85" table:style-name="Table85">
        <table:table-column table:style-name="Table85.A"/>
        <table:table-row table:style-name="TableLine94596023688720">
          <table:table-cell office:value-type="string">
            <text:h text:style-name="P4" text:outline-level="1">Parchment</text:h>
            <text:p text:style-name="P1"/>
          </table:table-cell>
        </table:table-row>
        <table:table-row table:style-name="TableLine94596023693456">
          <table:table-cell office:value-type="string">
            <text:p text:style-name="P2">Sheep or goatskin (with the hair removed) that has been split, soaked, limed and dried under tension, not tanned like leather.</text:p>
          </table:table-cell>
        </table:table-row>
      </table:table>
      <text:p text:style-name="P3"/>
      <table:table table:name="Table86" table:style-name="Table86">
        <table:table-column table:style-name="Table86.A"/>
        <table:table-row table:style-name="TableLine94596022857456">
          <table:table-cell office:value-type="string">
            <text:h text:style-name="P4" text:outline-level="1">Paring</text:h>
            <text:p text:style-name="P1"/>
          </table:table-cell>
        </table:table-row>
        <table:table-row table:style-name="TableLine94596022861536">
          <table:table-cell office:value-type="string">
            <text:p text:style-name="P2">The process of thinning leather.</text:p>
          </table:table-cell>
        </table:table-row>
      </table:table>
      <text:p text:style-name="P3"/>
      <table:table table:name="Table87" table:style-name="Table87">
        <table:table-column table:style-name="Table87.A"/>
        <table:table-row table:style-name="TableLine94596022777584">
          <table:table-cell office:value-type="string">
            <text:h text:style-name="P4" text:outline-level="1">Pastedown</text:h>
            <text:p text:style-name="P1"/>
          </table:table-cell>
        </table:table-row>
        <table:table-row table:style-name="TableLine94596022861792">
          <table:table-cell office:value-type="string">
            <text:p text:style-name="P2">See endpapers.</text:p>
          </table:table-cell>
        </table:table-row>
      </table:table>
      <text:p text:style-name="P3"/>
      <table:table table:name="Table88" table:style-name="Table88">
        <table:table-column table:style-name="Table88.A"/>
        <table:table-row table:style-name="TableLine94596014195456">
          <table:table-cell office:value-type="string">
            <text:h text:style-name="P4" text:outline-level="1">Perfect binding</text:h>
            <text:p text:style-name="P1"/>
          </table:table-cell>
        </table:table-row>
        <table:table-row table:style-name="TableLine94596022781136">
          <table:table-cell office:value-type="string">
            <text:p text:style-name="P2">See adhesive binding.</text:p>
          </table:table-cell>
        </table:table-row>
      </table:table>
      <text:p text:style-name="P3"/>
      <table:table table:name="Table89" table:style-name="Table89">
        <table:table-column table:style-name="Table89.A"/>
        <table:table-row table:style-name="TableLine94596028904640">
          <table:table-cell office:value-type="string">
            <text:h text:style-name="P4" text:outline-level="1">Perfecting</text:h>
            <text:p text:style-name="P1"/>
          </table:table-cell>
        </table:table-row>
        <table:table-row table:style-name="TableLine94596028908976">
          <table:table-cell office:value-type="string">
            <text:p text:style-name="P2">The technical term for printing the second or reverse side of a sheet.</text:p>
          </table:table-cell>
        </table:table-row>
      </table:table>
      <text:p text:style-name="P3"/>
      <table:table table:name="Table90" table:style-name="Table90">
        <table:table-column table:style-name="Table90.A"/>
        <table:table-row table:style-name="TableLine94596023863456">
          <table:table-cell office:value-type="string">
            <text:h text:style-name="P4" text:outline-level="1">Persionalisation</text:h>
            <text:p text:style-name="P1"/>
          </table:table-cell>
        </table:table-row>
        <table:table-row table:style-name="TableLine94596023867744">
          <table:table-cell office:value-type="string">
            <text:p text:style-name="P2">Using one of the many type faces we hold, used for personalising books, boxes and various other items.</text:p>
          </table:table-cell>
        </table:table-row>
      </table:table>
      <text:p text:style-name="P3"/>
      <text:p text:style-name="P40"/>
      <table:table table:name="Table91" table:style-name="Table91">
        <table:table-column table:style-name="Table91.A"/>
        <table:table-row table:style-name="TableLine94596023868656">
          <table:table-cell office:value-type="string">
            <text:h text:style-name="P4" text:outline-level="1">Pieced slipcase</text:h>
            <text:p text:style-name="P1"/>
          </table:table-cell>
        </table:table-row>
        <table:table-row table:style-name="TableLine94596020651072">
          <table:table-cell office:value-type="string">
            <text:p text:style-name="P2">Pieced together using 5 separate boards allowing for square edges. Usually 3mm board.</text:p>
          </table:table-cell>
        </table:table-row>
      </table:table>
      <text:p text:style-name="P3"/>
      <table:table table:name="Table92" table:style-name="Table92">
        <table:table-column table:style-name="Table92.A"/>
        <table:table-row table:style-name="TableLine94596023890688">
          <table:table-cell office:value-type="string">
            <text:h text:style-name="P4" text:outline-level="1">PIRA test</text:h>
            <text:p text:style-name="P1"/>
          </table:table-cell>
        </table:table-row>
        <table:table-row table:style-name="TableLine94596023895072">
          <table:table-cell office:value-type="string">
            <text:p text:style-name="P2">A test of bookbinding leathers to ascertain that they are free from injurious acids. It was instigated by the Printing Industries Research Association, and leather which has passed this test should bear the letters PIRA. Not universally regarded as authoritative, however.</text:p>
          </table:table-cell>
        </table:table-row>
      </table:table>
      <text:p text:style-name="P3"/>
      <table:table table:name="Table93" table:style-name="Table93">
        <table:table-column table:style-name="Table93.A"/>
        <table:table-row table:style-name="TableLine94596019953664">
          <table:table-cell office:value-type="string">
            <text:h text:style-name="P4" text:outline-level="1">Pitch lines, pitch marks</text:h>
            <text:p text:style-name="P1"/>
          </table:table-cell>
        </table:table-row>
        <table:table-row table:style-name="TableLine94596019957968">
          <table:table-cell office:value-type="string">
            <text:p text:style-name="P2">Lines or marks drawn on one material to assist in positioning another material onto it quickly and accurately, especially when glue is used.</text:p>
          </table:table-cell>
        </table:table-row>
      </table:table>
      <text:p text:style-name="P3"/>
      <table:table table:name="Table94" table:style-name="Table94">
        <table:table-column table:style-name="Table94.A"/>
        <table:table-row table:style-name="TableLine94596021534288">
          <table:table-cell office:value-type="string">
            <text:h text:style-name="P4" text:outline-level="1">Plates</text:h>
            <text:p text:style-name="P1"/>
          </table:table-cell>
        </table:table-row>
        <table:table-row table:style-name="TableLine94596021538432">
          <table:table-cell office:value-type="string">
            <text:p text:style-name="P2">Diagrams and illustrations printed on different paper from the text and bound either with the text or tipped in as separate leaves or sections.</text:p>
          </table:table-cell>
        </table:table-row>
      </table:table>
      <text:p text:style-name="P3"/>
      <table:table table:name="Table95" table:style-name="Table95">
        <table:table-column table:style-name="Table95.A"/>
        <table:table-row table:style-name="TableLine94596028950064">
          <table:table-cell office:value-type="string">
            <text:h text:style-name="P4" text:outline-level="1">'Prelims', preliminaries, preliminary matter</text:h>
            <text:p text:style-name="P1"/>
          </table:table-cell>
        </table:table-row>
        <table:table-row table:style-name="TableLine94596028954496">
          <table:table-cell office:value-type="string">
            <text:p text:style-name="P2">The preliminary pages of a book, comprising the half-title page, the frontispiece, the title page, the imprint page, the contents page and any other pages up to the beginning of the main text. They often form the first section. In old books these pages are usually numbered with Roman numerals.</text:p>
          </table:table-cell>
        </table:table-row>
      </table:table>
      <text:p text:style-name="P3"/>
      <table:table table:name="Table96" table:style-name="Table96">
        <table:table-column table:style-name="Table96.A"/>
        <table:table-row table:style-name="TableLine94596022589872">
          <table:table-cell office:value-type="string">
            <text:h text:style-name="P4" text:outline-level="1">Presentation Boxes</text:h>
            <text:p text:style-name="P1"/>
          </table:table-cell>
        </table:table-row>
        <table:table-row table:style-name="TableLine94596022594160">
          <table:table-cell office:value-type="string">
            <text:p text:style-name="P2">Inner tray with an outer case and magnetic closure. Can have a platform and a ribbon pull out.</text:p>
          </table:table-cell>
        </table:table-row>
      </table:table>
      <text:p text:style-name="P3"/>
      <table:table table:name="Table97" table:style-name="Table97">
        <table:table-column table:style-name="Table97.A"/>
        <table:table-row table:style-name="TableLine94596022595200">
          <table:table-cell office:value-type="string">
            <text:h text:style-name="P4" text:outline-level="1">Protection sheet</text:h>
            <text:p text:style-name="P1"/>
          </table:table-cell>
        </table:table-row>
        <table:table-row table:style-name="TableLine94596019781856">
          <table:table-cell office:value-type="string">
            <text:p text:style-name="P2">See waste sheet.</text:p>
          </table:table-cell>
        </table:table-row>
      </table:table>
      <text:p text:style-name="P3"/>
      <table:table table:name="Table98" table:style-name="Table98">
        <table:table-column table:style-name="Table98.A"/>
        <text:soft-page-break/>
        <table:table-row table:style-name="TableLine94596019781104">
          <table:table-cell office:value-type="string">
            <text:h text:style-name="P4" text:outline-level="1">Pulling</text:h>
            <text:p text:style-name="P1"/>
          </table:table-cell>
        </table:table-row>
        <table:table-row table:style-name="TableLine94596028433632">
          <table:table-cell office:value-type="string">
            <text:p text:style-name="P2">Freeing the sections of a book from the original binding, in preparation for rebinding.</text:p>
          </table:table-cell>
        </table:table-row>
      </table:table>
      <text:p text:style-name="P3"/>
      <table:table table:name="Table99" table:style-name="Table99">
        <table:table-column table:style-name="Table99.A"/>
        <table:table-row table:style-name="TableLine94596028435408">
          <table:table-cell office:value-type="string">
            <text:h text:style-name="P4" text:outline-level="1">Pulling</text:h>
            <text:p text:style-name="P1"/>
          </table:table-cell>
        </table:table-row>
        <table:table-row table:style-name="TableLine94596020374896">
          <table:table-cell office:value-type="string">
            <text:p text:style-name="P2">Freeing the sections of a book from the original binding, in preparation for rebinding.</text:p>
          </table:table-cell>
        </table:table-row>
      </table:table>
      <text:p text:style-name="P3"/>
      <table:table table:name="Table100" table:style-name="Table100">
        <table:table-column table:style-name="Table100.A"/>
        <table:table-row table:style-name="TableLine94596020376240">
          <table:table-cell office:value-type="string">
            <text:h text:style-name="P4" text:outline-level="1">Quarto</text:h>
            <text:p text:style-name="P1"/>
          </table:table-cell>
        </table:table-row>
        <table:table-row table:style-name="TableLine94596020306624">
          <table:table-cell office:value-type="string">
            <text:p text:style-name="P2">A sheet of paper folded twice to make four leaves.</text:p>
          </table:table-cell>
        </table:table-row>
      </table:table>
      <text:p text:style-name="P3"/>
      <table:table table:name="Table101" table:style-name="Table101">
        <table:table-column table:style-name="Table101.A"/>
        <table:table-row table:style-name="TableLine94596020308848">
          <table:table-cell office:value-type="string">
            <text:h text:style-name="P4" text:outline-level="1">Quire</text:h>
            <text:p text:style-name="P1"/>
          </table:table-cell>
        </table:table-row>
        <table:table-row table:style-name="TableLine94596022632272">
          <table:table-cell office:value-type="string">
            <text:p text:style-name="P2">A quantity of paper: 24 sheets of handmade, 25 sheets of machine made.</text:p>
          </table:table-cell>
        </table:table-row>
      </table:table>
      <text:p text:style-name="P3"/>
      <text:p text:style-name="P43">R</text:p>
      <table:table table:name="Table102" table:style-name="Table102">
        <table:table-column table:style-name="Table102.A"/>
        <table:table-row table:style-name="TableLine94596022634048">
          <table:table-cell office:value-type="string">
            <text:h text:style-name="P4" text:outline-level="1">Raised bands</text:h>
            <text:p text:style-name="P1"/>
          </table:table-cell>
        </table:table-row>
        <table:table-row table:style-name="TableLine94596020253024">
          <table:table-cell office:value-type="string">
            <text:p text:style-name="P2">See bands.</text:p>
          </table:table-cell>
        </table:table-row>
      </table:table>
      <text:p text:style-name="P3"/>
      <table:table table:name="Table103" table:style-name="Table103">
        <table:table-column table:style-name="Table103.A"/>
        <table:table-row table:style-name="TableLine94596020254816">
          <table:table-cell office:value-type="string">
            <text:h text:style-name="P4" text:outline-level="1">Ream</text:h>
            <text:p text:style-name="P1"/>
          </table:table-cell>
        </table:table-row>
        <table:table-row table:style-name="TableLine94596026931232">
          <table:table-cell office:value-type="string">
            <text:p text:style-name="P2">A quantity of paper: 480 sheets of handmade, 500 sheets of machine made.</text:p>
          </table:table-cell>
        </table:table-row>
      </table:table>
      <text:p text:style-name="P3"/>
      <table:table table:name="Table104" table:style-name="Table104">
        <table:table-column table:style-name="Table104.A"/>
        <table:table-row table:style-name="TableLine94596026933088">
          <table:table-cell office:value-type="string">
            <text:h text:style-name="P4" text:outline-level="1">Recto</text:h>
            <text:p text:style-name="P1"/>
          </table:table-cell>
        </table:table-row>
        <table:table-row table:style-name="TableLine94596026935984">
          <table:table-cell office:value-type="string">
            <text:p text:style-name="P2">The right-hand page of a book, usually with an odd page number.</text:p>
          </table:table-cell>
        </table:table-row>
      </table:table>
      <text:p text:style-name="P3"/>
      <table:table table:name="Table105" table:style-name="Table105">
        <table:table-column table:style-name="Table105.A"/>
        <table:table-row table:style-name="TableLine94596023822512">
          <table:table-cell office:value-type="string">
            <text:h text:style-name="P4" text:outline-level="1">Register</text:h>
            <text:p text:style-name="P1"/>
          </table:table-cell>
        </table:table-row>
        <table:table-row table:style-name="TableLine94596023825472">
          <table:table-cell office:value-type="string">
            <text:p text:style-name="P2">A page-marker made of a length of ribbon, one end of which is glued to the spine before lining.</text:p>
          </table:table-cell>
        </table:table-row>
      </table:table>
      <text:p text:style-name="P3"/>
      <table:table table:name="Table106" table:style-name="Table106">
        <table:table-column table:style-name="Table106.A"/>
        <table:table-row table:style-name="TableLine94596024211328">
          <table:table-cell office:value-type="string">
            <text:h text:style-name="P4" text:outline-level="1">Rexine, leather cloth</text:h>
            <text:p text:style-name="P1"/>
          </table:table-cell>
        </table:table-row>
        <table:table-row table:style-name="TableLine94596024216672">
          <table:table-cell office:value-type="string">
            <text:p text:style-name="P2">Cloth surfaced with a mixture of cellulose nitrate, camphor oil and alcohol, and embossed to look like leather.</text:p>
          </table:table-cell>
        </table:table-row>
      </table:table>
      <text:p text:style-name="P3"/>
      <table:table table:name="Table107" table:style-name="Table107">
        <table:table-column table:style-name="Table107.A"/>
        <table:table-row table:style-name="TableLine94596022783472">
          <table:table-cell office:value-type="string">
            <text:h text:style-name="P4" text:outline-level="1">'Rough'</text:h>
            <text:p text:style-name="P1"/>
          </table:table-cell>
        </table:table-row>
        <table:table-row table:style-name="TableLine94596022787776">
          <table:table-cell office:value-type="string">
            <text:p text:style-name="P2">Handmade paper with a rough surface imparted to it by being pressed when wet between heavy felt mats, or 'blankets'. Artists' watercolour paper is an example.</text:p>
          </table:table-cell>
        </table:table-row>
      </table:table>
      <text:p text:style-name="P3"/>
      <table:table table:name="Table108" table:style-name="Table108">
        <table:table-column table:style-name="Table108.A"/>
        <table:table-row table:style-name="TableLine94596022786864">
          <table:table-cell office:value-type="string">
            <text:h text:style-name="P4" text:outline-level="1">Rounding</text:h>
            <text:p text:style-name="P1"/>
          </table:table-cell>
        </table:table-row>
        <table:table-row table:style-name="TableLine94596023741776">
          <table:table-cell office:value-type="string">
            <text:p text:style-name="P2">Shaping the backbone of the book into a convex shape in preparation for backing.</text:p>
          </table:table-cell>
        </table:table-row>
      </table:table>
      <text:p text:style-name="P3"/>
      <text:p text:style-name="P43">S</text:p>
      <table:table table:name="Table109" table:style-name="Table109">
        <table:table-column table:style-name="Table109.A"/>
        <table:table-row table:style-name="TableLine94596023743552">
          <table:table-cell office:value-type="string">
            <text:h text:style-name="P4" text:outline-level="1">Saddle singer sewing</text:h>
            <text:p text:style-name="P1"/>
          </table:table-cell>
        </table:table-row>
        <table:table-row table:style-name="TableLine94596023753760">
          <table:table-cell office:value-type="string">
            <text:p text:style-name="P2">A line of thread run along the centre of a folded booklet. Can be different colours inside and out. Avoids the need for wire stitches. Suitable up to 3mm thick. Used for thin property brochures, childrens’ books.</text:p>
          </table:table-cell>
        </table:table-row>
      </table:table>
      <text:p text:style-name="P3"/>
      <table:table table:name="Table110" table:style-name="Table110">
        <table:table-column table:style-name="Table110.A"/>
        <table:table-row table:style-name="TableLine94596023755536">
          <table:table-cell office:value-type="string">
            <text:h text:style-name="P4" text:outline-level="1">Saddle stitching</text:h>
            <text:p text:style-name="P1"/>
          </table:table-cell>
        </table:table-row>
        <table:table-row table:style-name="TableLine94596022298960">
          <table:table-cell office:value-type="string">
            <text:p text:style-name="P2">Securing the leaves of a single section by sewing with thread or inserting wire through the back fold.</text:p>
          </table:table-cell>
        </table:table-row>
      </table:table>
      <text:p text:style-name="P3"/>
      <table:table table:name="Table111" table:style-name="Table111">
        <table:table-column table:style-name="Table111.A"/>
        <table:table-row table:style-name="TableLine94596022299920">
          <table:table-cell office:value-type="string">
            <text:h text:style-name="P4" text:outline-level="1">Sans-serif, sanserif</text:h>
            <text:p text:style-name="P1"/>
          </table:table-cell>
        </table:table-row>
        <table:table-row table:style-name="TableLine94596023684016">
          <table:table-cell office:value-type="string">
            <text:p text:style-name="P2">Type unornamented with serifs. Sometimes also grotesque or gothic. (French: 'without serifs'.)</text:p>
          </table:table-cell>
        </table:table-row>
      </table:table>
      <text:p text:style-name="P3"/>
      <table:table table:name="Table112" table:style-name="Table112">
        <table:table-column table:style-name="Table112.A"/>
        <table:table-row table:style-name="TableLine94596023685872">
          <table:table-cell office:value-type="string">
            <text:h text:style-name="P4" text:outline-level="1">Sections</text:h>
            <text:p text:style-name="P1"/>
          </table:table-cell>
        </table:table-row>
        <table:table-row table:style-name="TableLine94596026990224">
          <table:table-cell office:value-type="string">
            <text:p text:style-name="P2">A group of folded sheets, usually comprising 4, 8,12,16 or 32 pages, which together make up a complete book.</text:p>
          </table:table-cell>
        </table:table-row>
      </table:table>
      <text:p text:style-name="P3"/>
      <table:table table:name="Table113" table:style-name="Table113">
        <table:table-column table:style-name="Table113.A"/>
        <table:table-row table:style-name="TableLine94596026991936">
          <table:table-cell office:value-type="string">
            <text:h text:style-name="P4" text:outline-level="1">Section sewing</text:h>
            <text:p text:style-name="P1"/>
          </table:table-cell>
        </table:table-row>
        <table:table-row table:style-name="TableLine94596027812480">
          <table:table-cell office:value-type="string">
            <text:p text:style-name="P2">One section placed on top of another and sewn together by machine.</text:p>
          </table:table-cell>
        </table:table-row>
      </table:table>
      <text:p text:style-name="P3"/>
      <table:table table:name="Table114" table:style-name="Table114">
        <table:table-column table:style-name="Table114.A"/>
        <table:table-row table:style-name="TableLine94596027814256">
          <table:table-cell office:value-type="string">
            <text:h text:style-name="P4" text:outline-level="1">Semis (seme)</text:h>
            <text:p text:style-name="P1"/>
          </table:table-cell>
        </table:table-row>
        <table:table-row table:style-name="TableLine94596027811504">
          <table:table-cell office:value-type="string">
            <text:p text:style-name="P2">An heraldic term used to describe a background of scattered small tooled motifs.</text:p>
          </table:table-cell>
        </table:table-row>
      </table:table>
      <text:p text:style-name="P3"/>
      <text:p text:style-name="P40"/>
      <table:table table:name="Table115" table:style-name="Table115">
        <table:table-column table:style-name="Table115.A"/>
        <table:table-row table:style-name="TableLine94596022581056">
          <table:table-cell office:value-type="string">
            <text:h text:style-name="P4" text:outline-level="1">Serif</text:h>
            <text:p text:style-name="P1"/>
          </table:table-cell>
        </table:table-row>
        <table:table-row table:style-name="TableLine94596027811760">
          <table:table-cell office:value-type="string">
            <text:p text:style-name="P2">A small 'finishing' line used to embellish roman forms of printed type or other lettering. An early attempt to mimic the effect of hand lettering with a broad-tipped quill. (Dutch: Schreef, 'fine line in writing'.)</text:p>
          </table:table-cell>
        </table:table-row>
      </table:table>
      <text:p text:style-name="P3"/>
      <table:table table:name="Table116" table:style-name="Table116">
        <table:table-column table:style-name="Table116.A"/>
        <table:table-row table:style-name="TableLine94596022584624">
          <table:table-cell office:value-type="string">
            <text:h text:style-name="P4" text:outline-level="1">Setting the back</text:h>
            <text:p text:style-name="P1"/>
          </table:table-cell>
        </table:table-row>
        <table:table-row table:style-name="TableLine94596027112352">
          <table:table-cell office:value-type="string">
            <text:p text:style-name="P2">Fixing the shape of a book's spine permanently, by first pressing it in good shape and applying a thick layer of paste to the spine. In five minutes the paste is scraped to clean off the old glue and the book left to dry, when the shape of the spine is permanently set.</text:p>
          </table:table-cell>
        </table:table-row>
      </table:table>
      <text:p text:style-name="P3"/>
      <table:table table:name="Table117" table:style-name="Table117">
        <table:table-column table:style-name="Table117.A"/>
        <table:table-row table:style-name="TableLine94596028913824">
          <table:table-cell office:value-type="string">
            <text:h text:style-name="P4" text:outline-level="1">Sewn binding</text:h>
            <text:p text:style-name="P1"/>
          </table:table-cell>
        </table:table-row>
        <table:table-row table:style-name="TableLine94596028918048">
          <table:table-cell office:value-type="string">
            <text:p text:style-name="P2">A binding made up of sections sewn together. </text:p>
          </table:table-cell>
        </table:table-row>
      </table:table>
      <text:p text:style-name="P3"/>
      <table:table table:name="Table118" table:style-name="Table118">
        <table:table-column table:style-name="Table118.A"/>
        <table:table-row table:style-name="TableLine94596028916656">
          <table:table-cell office:value-type="string">
            <text:h text:style-name="P4" text:outline-level="1">Sewn block</text:h>
            <text:p text:style-name="P1"/>
          </table:table-cell>
        </table:table-row>
        <table:table-row table:style-name="TableLine94596022657504">
          <table:table-cell office:value-type="string">
            <text:p text:style-name="P2">The sewn sections that make up the text of the book.</text:p>
          </table:table-cell>
        </table:table-row>
      </table:table>
      <text:p text:style-name="P3"/>
      <table:table table:name="Table119" table:style-name="Table119">
        <table:table-column table:style-name="Table119.A"/>
        <table:table-row table:style-name="TableLine94596022659408">
          <table:table-cell office:value-type="string">
            <text:h text:style-name="P4" text:outline-level="1">Shoulder</text:h>
            <text:p text:style-name="P1"/>
          </table:table-cell>
        </table:table-row>
        <table:table-row table:style-name="TableLine94596029133648">
          <table:table-cell office:value-type="string">
            <text:p text:style-name="P2">See joint.</text:p>
          </table:table-cell>
        </table:table-row>
      </table:table>
      <text:p text:style-name="P3"/>
      <table:table table:name="Table120" table:style-name="Table120">
        <table:table-column table:style-name="Table120.A"/>
        <table:table-row table:style-name="TableLine94596029135632">
          <table:table-cell office:value-type="string">
            <text:h text:style-name="P4" text:outline-level="1">Side stitching</text:h>
            <text:p text:style-name="P1"/>
          </table:table-cell>
        </table:table-row>
        <table:table-row table:style-name="TableLine94596029099056">
          <table:table-cell office:value-type="string">
            <text:p text:style-name="P2">Securing sections or a number of single sheets together by sewing with thread or inserting wire through the back margins.</text:p>
          </table:table-cell>
        </table:table-row>
      </table:table>
      <text:p text:style-name="P3"/>
      <table:table table:name="Table121" table:style-name="Table121">
        <table:table-column table:style-name="Table121.A"/>
        <table:table-row table:style-name="TableLine94596029101232">
          <table:table-cell office:value-type="string">
            <text:h text:style-name="P4" text:outline-level="1">Siding</text:h>
            <text:p text:style-name="P1"/>
          </table:table-cell>
        </table:table-row>
        <table:table-row table:style-name="TableLine94596029104160">
          <table:table-cell office:value-type="string">
            <text:p text:style-name="P2">In quarter or half bindings, covering the remainder of the exposed boards with cloth or paper after the leather or cloth has been attached.</text:p>
          </table:table-cell>
        </table:table-row>
      </table:table>
      <text:p text:style-name="P3"/>
      <text:p text:style-name="P40"/>
      <table:table table:name="Table122" table:style-name="Table122">
        <table:table-column table:style-name="Table122.A"/>
        <table:table-row table:style-name="TableLine94596029103856">
          <table:table-cell office:value-type="string">
            <text:h text:style-name="P4" text:outline-level="1">Signature</text:h>
            <text:p text:style-name="P1"/>
          </table:table-cell>
        </table:table-row>
        <table:table-row table:style-name="TableLine94596026771136">
          <table:table-cell office:value-type="string">
            <text:p text:style-name="P2">A printed letter or number usually placed at the bottom of the first page of each folded section to assist in the collation of the book.</text:p>
          </table:table-cell>
        </table:table-row>
      </table:table>
      <text:p text:style-name="P3"/>
      <table:table table:name="Table123" table:style-name="Table123">
        <table:table-column table:style-name="Table123.A"/>
        <table:table-row table:style-name="TableLine94596026722672">
          <table:table-cell office:value-type="string">
            <text:h text:style-name="P4" text:outline-level="1">Signed binding</text:h>
            <text:p text:style-name="P1"/>
          </table:table-cell>
        </table:table-row>
        <table:table-row table:style-name="TableLine94596026726720">
          <table:table-cell office:value-type="string">
            <text:p text:style-name="P2">One in which the craftsman's name is displayed either by tooling in gold or blind, ink stamping on the end-leaves, or pasting in a printed trade label.</text:p>
          </table:table-cell>
        </table:table-row>
      </table:table>
      <text:p text:style-name="P3"/>
      <table:table table:name="Table124" table:style-name="Table124">
        <table:table-column table:style-name="Table124.A"/>
        <table:table-row table:style-name="TableLine94596026725904">
          <table:table-cell office:value-type="string">
            <text:h text:style-name="P4" text:outline-level="1">Size</text:h>
            <text:p text:style-name="P1"/>
          </table:table-cell>
        </table:table-row>
        <table:table-row table:style-name="TableLine94596023777984">
          <table:table-cell office:value-type="string">
            <text:p text:style-name="P2">A solution of animal gelatin or resin added to paper to improve its permanence, strength, resistance to moisture, and to make it impervious to the penetration of writing and printing ink. </text:p>
          </table:table-cell>
        </table:table-row>
      </table:table>
      <text:p text:style-name="P3"/>
      <table:table table:name="Table125" table:style-name="Table125">
        <table:table-column table:style-name="Table125.A"/>
        <table:table-row table:style-name="TableLine94596023779760">
          <table:table-cell office:value-type="string">
            <text:h text:style-name="P4" text:outline-level="1">Slips</text:h>
            <text:p text:style-name="P1"/>
          </table:table-cell>
        </table:table-row>
        <table:table-row table:style-name="TableLine94596028996544">
          <table:table-cell office:value-type="string">
            <text:p text:style-name="P2">Strips of thin vellum used as sewing supports. Often visible on the front covers of vellum bindings.</text:p>
          </table:table-cell>
        </table:table-row>
      </table:table>
      <text:p text:style-name="P3"/>
      <table:table table:name="Table126" table:style-name="Table126">
        <table:table-column table:style-name="Table126.A"/>
        <table:table-row table:style-name="TableLine94596028997376">
          <table:table-cell office:value-type="string">
            <text:h text:style-name="P4" text:outline-level="1">Sombre</text:h>
            <text:p text:style-name="P1"/>
          </table:table-cell>
        </table:table-row>
        <table:table-row table:style-name="TableLine94596021524832">
          <table:table-cell office:value-type="string">
            <text:p text:style-name="P2">A style of binding frequently used on devotional works, featuring blind tooling on black leather.</text:p>
          </table:table-cell>
        </table:table-row>
      </table:table>
      <text:p text:style-name="P3"/>
      <table:table table:name="Table127" table:style-name="Table127">
        <table:table-column table:style-name="Table127.A"/>
        <table:table-row table:style-name="TableLine94596021526928">
          <table:table-cell office:value-type="string">
            <text:h text:style-name="P4" text:outline-level="1">Spacing bar, pitching bar</text:h>
            <text:p text:style-name="P1"/>
          </table:table-cell>
        </table:table-row>
        <table:table-row table:style-name="TableLine94596022559968">
          <table:table-cell office:value-type="string">
            <text:p text:style-name="P2">A strip of board used to separate the two boards to a desired measurement when making case bindings; it is removed when the covering material is turned in.</text:p>
          </table:table-cell>
        </table:table-row>
      </table:table>
      <text:p text:style-name="P3"/>
      <table:table table:name="Table128" table:style-name="Table128">
        <table:table-column table:style-name="Table128.A"/>
        <table:table-row table:style-name="TableLine94596022562000">
          <table:table-cell office:value-type="string">
            <text:h text:style-name="P4" text:outline-level="1">Spine</text:h>
            <text:p text:style-name="P1"/>
          </table:table-cell>
        </table:table-row>
        <table:table-row table:style-name="TableLine94596022565472">
          <table:table-cell office:value-type="string">
            <text:p text:style-name="P2">The part of the cover which wraps over the back of the book.</text:p>
          </table:table-cell>
        </table:table-row>
      </table:table>
      <text:p text:style-name="P3"/>
      <table:table table:name="Table129" table:style-name="Table129">
        <table:table-column table:style-name="Table129.A"/>
        <text:soft-page-break/>
        <table:table-row table:style-name="TableLine94596023603216">
          <table:table-cell office:value-type="string">
            <text:h text:style-name="P4" text:outline-level="1">Split board</text:h>
            <text:p text:style-name="P1"/>
          </table:table-cell>
        </table:table-row>
        <table:table-row table:style-name="TableLine94596022564944">
          <table:table-cell office:value-type="string">
            <text:p text:style-name="P2">A board made up of one piece of millboard and one of strawboard, laminated together save for a slit to contain the flange of tapes and waste sheet. It is one of the constructional features of the library style.</text:p>
          </table:table-cell>
        </table:table-row>
      </table:table>
      <text:p text:style-name="P3"/>
      <table:table table:name="Table130" table:style-name="Table130">
        <table:table-column table:style-name="Table130.A"/>
        <table:table-row table:style-name="TableLine94596023628832">
          <table:table-cell office:value-type="string">
            <text:h text:style-name="P4" text:outline-level="1">Squares, overhang</text:h>
            <text:p text:style-name="P1"/>
          </table:table-cell>
        </table:table-row>
        <table:table-row table:style-name="TableLine94596025203888">
          <table:table-cell office:value-type="string">
            <text:p text:style-name="P2">The space between the boards or covers of a book and the sections. Their size is dependent on the size, use and binding style of the book. Although the squares protect the leaves, they should not be too large, for the covers must themselves be supported by the leaves.</text:p>
          </table:table-cell>
        </table:table-row>
      </table:table>
      <text:p text:style-name="P3"/>
      <table:table table:name="Table131" table:style-name="Table131">
        <table:table-column table:style-name="Table131.A"/>
        <table:table-row table:style-name="TableLine94596025204928">
          <table:table-cell office:value-type="string">
            <text:h text:style-name="P4" text:outline-level="1">Stab stitching, stabbing</text:h>
            <text:p text:style-name="P1"/>
          </table:table-cell>
        </table:table-row>
        <table:table-row table:style-name="TableLine94596025207984">
          <table:table-cell office:value-type="string">
            <text:p text:style-name="P2">Securing a large number of single sheets together by driving metal staples more than half way through the back margins, from both sides.</text:p>
          </table:table-cell>
        </table:table-row>
      </table:table>
      <text:p text:style-name="P3"/>
      <table:table table:name="Table132" table:style-name="Table132">
        <table:table-column table:style-name="Table132.A"/>
        <table:table-row table:style-name="TableLine94596026926080">
          <table:table-cell office:value-type="string">
            <text:h text:style-name="P4" text:outline-level="1">Stamps</text:h>
            <text:p text:style-name="P1"/>
          </table:table-cell>
        </table:table-row>
        <table:table-row table:style-name="TableLine94596026927968">
          <table:table-cell office:value-type="string">
            <text:p text:style-name="P2">Engraved or cast dies used to impress decorative motifs. Traditionally the term "stamp" has been used when describing early (e.g. fifteenth- and sixteenth-century) bindings, and "tool" when referring to bindings of the later period.</text:p>
          </table:table-cell>
        </table:table-row>
      </table:table>
      <text:p text:style-name="P3"/>
      <table:table table:name="Table133" table:style-name="Table133">
        <table:table-column table:style-name="Table133.A"/>
        <table:table-row table:style-name="TableLine94596026734512">
          <table:table-cell office:value-type="string">
            <text:h text:style-name="P4" text:outline-level="1">Standing press</text:h>
            <text:p text:style-name="P1"/>
          </table:table-cell>
        </table:table-row>
        <table:table-row table:style-name="TableLine94596026738848">
          <table:table-cell office:value-type="string">
            <text:p text:style-name="P2">A large, heavy floor-standing press, capable of exerting great pressure.</text:p>
          </table:table-cell>
        </table:table-row>
      </table:table>
      <text:p text:style-name="P3"/>
      <table:table table:name="Table134" table:style-name="Table134">
        <table:table-column table:style-name="Table134.A"/>
        <table:table-row table:style-name="TableLine94596026739888">
          <table:table-cell office:value-type="string">
            <text:h text:style-name="P4" text:outline-level="1">Start, stert</text:h>
            <text:p text:style-name="P1"/>
          </table:table-cell>
        </table:table-row>
        <table:table-row table:style-name="TableLine94596023734816">
          <table:table-cell office:value-type="string">
            <text:p text:style-name="P2">The projection at the foredge of one leaf or section beyond the others. It is usually caused by poor sewing and very thick sections.</text:p>
          </table:table-cell>
        </table:table-row>
      </table:table>
      <text:p text:style-name="P3"/>
      <table:table table:name="Table135" table:style-name="Table135">
        <table:table-column table:style-name="Table135.A"/>
        <table:table-row table:style-name="TableLine94596023736592">
          <table:table-cell office:value-type="string">
            <text:h text:style-name="P4" text:outline-level="1">Stationery binding</text:h>
            <text:p text:style-name="P1"/>
          </table:table-cell>
        </table:table-row>
        <table:table-row table:style-name="TableLine94596026031856">
          <table:table-cell office:value-type="string">
            <text:p text:style-name="P2">Used for binding blank-leaved books intended to be written in, e.g. ledgers, account books. Frequently bound in vellum.</text:p>
          </table:table-cell>
        </table:table-row>
      </table:table>
      <text:p text:style-name="P3"/>
      <table:table table:name="Table136" table:style-name="Table136">
        <table:table-column table:style-name="Table136.A"/>
        <text:soft-page-break/>
        <table:table-row table:style-name="TableLine94596026034224">
          <table:table-cell office:value-type="string">
            <text:h text:style-name="P4" text:outline-level="1">Stiffener</text:h>
            <text:p text:style-name="P1"/>
          </table:table-cell>
        </table:table-row>
        <table:table-row table:style-name="TableLine94596026030992">
          <table:table-cell office:value-type="string">
            <text:p text:style-name="P2">In a case binding, a strip of paper or thin card, cut to the width of the spine, placed between the boards and glued onto the covering material to stiffen or strengthen the spine cloth.</text:p>
          </table:table-cell>
        </table:table-row>
      </table:table>
      <text:p text:style-name="P3"/>
      <table:table table:name="Table137" table:style-name="Table137">
        <table:table-column table:style-name="Table137.A"/>
        <table:table-row table:style-name="TableLine94596023870640">
          <table:table-cell office:value-type="string">
            <text:h text:style-name="P4" text:outline-level="1">Stiff leaf</text:h>
            <text:p text:style-name="P1"/>
          </table:table-cell>
        </table:table-row>
        <table:table-row table:style-name="TableLine94596023875552">
          <table:table-cell office:value-type="string">
            <text:p text:style-name="P2">One piece of paper attached by adhesive to another to increase its substance and strength. The made endpaper is an example.</text:p>
          </table:table-cell>
        </table:table-row>
      </table:table>
      <text:p text:style-name="P3"/>
      <table:table table:name="Table138" table:style-name="Table138">
        <table:table-column table:style-name="Table138.A"/>
        <table:table-row table:style-name="TableLine94596023723680">
          <table:table-cell office:value-type="string">
            <text:h text:style-name="P4" text:outline-level="1">Substance</text:h>
            <text:p text:style-name="P1"/>
          </table:table-cell>
        </table:table-row>
        <table:table-row table:style-name="TableLine94596023727616">
          <table:table-cell office:value-type="string">
            <text:p text:style-name="P2">The thickness and weight of paper, expressed in gsm (grams per square metre).</text:p>
          </table:table-cell>
        </table:table-row>
      </table:table>
      <text:p text:style-name="P3"/>
      <table:table table:name="Table139" table:style-name="Table139">
        <table:table-column table:style-name="Table139.A"/>
        <table:table-row table:style-name="TableLine94596023729568">
          <table:table-cell office:value-type="string">
            <text:h text:style-name="P4" text:outline-level="1">Sunken cord style</text:h>
            <text:p text:style-name="P1"/>
          </table:table-cell>
        </table:table-row>
        <table:table-row table:style-name="TableLine94596022345584">
          <table:table-cell office:value-type="string">
            <text:p text:style-name="P2">A style of binding in which the sections are sewn onto lengths of hemp cord that are recessed into the backs of the sections. The ends are called slips and are laced into the boards. The binding may be tight or hollow backed and the spine left smooth or with false bands.</text:p>
          </table:table-cell>
        </table:table-row>
      </table:table>
      <text:p text:style-name="P3"/>
      <table:table table:name="Table140" table:style-name="Table140">
        <table:table-column table:style-name="Table140.A"/>
        <table:table-row table:style-name="TableLine94596022347216">
          <table:table-cell office:value-type="string">
            <text:h text:style-name="P4" text:outline-level="1">Super</text:h>
            <text:p text:style-name="P1"/>
          </table:table-cell>
        </table:table-row>
        <table:table-row table:style-name="TableLine94596022349904">
          <table:table-cell office:value-type="string">
            <text:p text:style-name="P2">See mull.</text:p>
          </table:table-cell>
        </table:table-row>
      </table:table>
      <text:p text:style-name="P3"/>
      <table:table table:name="Table141" table:style-name="Table141">
        <table:table-column table:style-name="Table141.A"/>
        <table:table-row table:style-name="TableLine94596028196576">
          <table:table-cell office:value-type="string">
            <text:h text:style-name="P4" text:outline-level="1">Surface sizing</text:h>
            <text:p text:style-name="P1"/>
          </table:table-cell>
        </table:table-row>
        <table:table-row table:style-name="TableLine94596028200832">
          <table:table-cell office:value-type="string">
            <text:p text:style-name="P2">See tub sizing.</text:p>
          </table:table-cell>
        </table:table-row>
      </table:table>
      <text:p text:style-name="P3"/>
      <table:table table:name="Table142" table:style-name="Table142">
        <table:table-column table:style-name="Table142.A"/>
        <table:table-row table:style-name="TableLine94596028201440">
          <table:table-cell office:value-type="string">
            <text:h text:style-name="P4" text:outline-level="1">Swell</text:h>
            <text:p text:style-name="P1"/>
          </table:table-cell>
        </table:table-row>
        <table:table-row table:style-name="TableLine94596025834144">
          <table:table-cell office:value-type="string">
            <text:p text:style-name="P2">The additional thickness in the sewn folds of the sections, caused by the sewing thread and any repair paper.</text:p>
          </table:table-cell>
        </table:table-row>
      </table:table>
      <text:p text:style-name="P3"/>
      <text:p text:style-name="P43">T - <text:span text:style-name="T6">V</text:span></text:p>
      <table:table table:name="Table143" table:style-name="Table143">
        <table:table-column table:style-name="Table143.A"/>
        <table:table-row table:style-name="TableLine94596025834752">
          <table:table-cell office:value-type="string">
            <text:h text:style-name="P4" text:outline-level="1">Tail</text:h>
            <text:p text:style-name="P1"/>
          </table:table-cell>
        </table:table-row>
        <table:table-row table:style-name="TableLine94596025033264">
          <table:table-cell office:value-type="string">
            <text:p text:style-name="P2">The bottom of a binding or page.</text:p>
          </table:table-cell>
        </table:table-row>
      </table:table>
      <text:p text:style-name="P3"/>
      <table:table table:name="Table144" table:style-name="Table144">
        <table:table-column table:style-name="Table144.A"/>
        <table:table-row table:style-name="TableLine94596025034304">
          <table:table-cell office:value-type="string">
            <text:h text:style-name="P4" text:outline-level="1">Tailband</text:h>
            <text:p text:style-name="P1"/>
          </table:table-cell>
        </table:table-row>
        <table:table-row table:style-name="TableLine94596025037200">
          <table:table-cell office:value-type="string">
            <text:p text:style-name="P2">A true headband consists of coloured threads entwined tightly round a core of vellum backed with leather, and is sewn through the sections, filling the gap at the spine between the bottom of the section and the edges of the boards. It thus helps to prevent the sections collapsing through the effect of gravity, and also serves to lessen the damage done when the book is pulled off the shelf by its headcap. Imitation headbands, which are purely decorative, are merely stuck to the back folds of the sections. The band at the tail of the book is sometimes called the tailband, and both head and tailbands are collectively referred to as endbands.</text:p>
          </table:table-cell>
        </table:table-row>
      </table:table>
      <text:p text:style-name="P3"/>
      <table:table table:name="Table145" table:style-name="Table145">
        <table:table-column table:style-name="Table145.A"/>
        <table:table-row table:style-name="TableLine94596023795120">
          <table:table-cell office:value-type="string">
            <text:h text:style-name="P4" text:outline-level="1">Tanning</text:h>
            <text:p text:style-name="P1"/>
          </table:table-cell>
        </table:table-row>
        <table:table-row table:style-name="TableLine94596023799040">
          <table:table-cell office:value-type="string">
            <text:p text:style-name="P2">the preparation of a skin which turns it into leather. Immersion in tanning liquid made from vegetable materials renders it durable and suitable for bookbinding. See also tawing.</text:p>
          </table:table-cell>
        </table:table-row>
      </table:table>
      <text:p text:style-name="P3"/>
      <table:table table:name="Table146" table:style-name="Table146">
        <table:table-column table:style-name="Table146.A"/>
        <table:table-row table:style-name="TableLine94596023800000">
          <table:table-cell office:value-type="string">
            <text:h text:style-name="P4" text:outline-level="1">Tawing</text:h>
            <text:p text:style-name="P1"/>
          </table:table-cell>
        </table:table-row>
        <table:table-row table:style-name="TableLine94596029003648">
          <table:table-cell office:value-type="string">
            <text:p text:style-name="P2">The preparation of a skin (usually pig or goat) by treating it with a mixture based on aluminium salts, which renders it flexible. An early alternative to tanning.</text:p>
          </table:table-cell>
        </table:table-row>
      </table:table>
      <text:p text:style-name="P3"/>
      <table:table table:name="Table147" table:style-name="Table147">
        <table:table-column table:style-name="Table147.A"/>
        <table:table-row table:style-name="TableLine94596029005120">
          <table:table-cell office:value-type="string">
            <text:h text:style-name="P4" text:outline-level="1">Text block</text:h>
            <text:p text:style-name="P1"/>
          </table:table-cell>
        </table:table-row>
        <table:table-row table:style-name="TableLine94596026705696">
          <table:table-cell office:value-type="string">
            <text:p text:style-name="P2">The sections, sewn or unsewn, that make up the text of the book. See also sewn block.</text:p>
          </table:table-cell>
        </table:table-row>
      </table:table>
      <text:p text:style-name="P3"/>
      <table:table table:name="Table148" table:style-name="Table148">
        <table:table-column table:style-name="Table148.A"/>
        <table:table-row table:style-name="TableLine94596026706784">
          <table:table-cell office:value-type="string">
            <text:h text:style-name="P4" text:outline-level="1">Three-up</text:h>
            <text:p text:style-name="P1"/>
          </table:table-cell>
        </table:table-row>
        <table:table-row table:style-name="TableLine94596026710784">
          <table:table-cell office:value-type="string">
            <text:p text:style-name="P2">Sewing three sections at a time, with one length of thread, to reduce swell.</text:p>
          </table:table-cell>
        </table:table-row>
      </table:table>
      <text:p text:style-name="P3"/>
      <text:p text:style-name="P40"/>
      <table:table table:name="Table149" table:style-name="Table149">
        <table:table-column table:style-name="Table149.A"/>
        <table:table-row table:style-name="TableLine94596022351888">
          <table:table-cell office:value-type="string">
            <text:h text:style-name="P4" text:outline-level="1">Three hole sewing</text:h>
            <text:p text:style-name="P1"/>
          </table:table-cell>
        </table:table-row>
        <table:table-row table:style-name="TableLine94596022355808">
          <table:table-cell office:value-type="string">
            <text:p text:style-name="P2">Sewing through the spine of a brochure in a figure of eight. The knot can be inside or out. Used for menus and thinner brochures</text:p>
          </table:table-cell>
        </table:table-row>
      </table:table>
      <text:p text:style-name="P3"/>
      <table:table table:name="Table150" table:style-name="Table150">
        <table:table-column table:style-name="Table150.A"/>
        <table:table-row table:style-name="TableLine94596022357424">
          <table:table-cell office:value-type="string">
            <text:h text:style-name="P4" text:outline-level="1">Tie-down</text:h>
            <text:p text:style-name="P1"/>
          </table:table-cell>
        </table:table-row>
        <table:table-row table:style-name="TableLine94596025867520">
          <table:table-cell office:value-type="string">
            <text:p text:style-name="P2">One of several loops of thread taken under the kettle stitches at intervals when embroidering a headband. It secures the headband to the book.</text:p>
          </table:table-cell>
        </table:table-row>
      </table:table>
      <text:p text:style-name="P3"/>
      <table:table table:name="Table151" table:style-name="Table151">
        <table:table-column table:style-name="Table151.A"/>
        <table:table-row table:style-name="TableLine94596025868208">
          <table:table-cell office:value-type="string">
            <text:h text:style-name="P4" text:outline-level="1">Tight back</text:h>
            <text:p text:style-name="P1"/>
          </table:table-cell>
        </table:table-row>
        <table:table-row table:style-name="TableLine94596025872576">
          <table:table-cell office:value-type="string">
            <text:p text:style-name="P2">A spine where the covering material, usually leather, is attached directly to the lined or unlined backs of the sections. This is a much more durable method than the hollow back, which consists of a paper tube attached to the cover.</text:p>
          </table:table-cell>
        </table:table-row>
      </table:table>
      <text:p text:style-name="P3"/>
      <table:table table:name="Table152" table:style-name="Table152">
        <table:table-column table:style-name="Table152.A"/>
        <table:table-row table:style-name="TableLine94596026620832">
          <table:table-cell office:value-type="string">
            <text:h text:style-name="P4" text:outline-level="1">Tip on, tip in, tip up</text:h>
            <text:p text:style-name="P1"/>
          </table:table-cell>
        </table:table-row>
        <table:table-row table:style-name="TableLine94596026625392">
          <table:table-cell office:value-type="string">
            <text:p text:style-name="P2">To incorporate a single sheet, plate, endpaper or section into a book by applying a narrow strip of adhesive to its back margin and sticking it to the back edge of a section.</text:p>
          </table:table-cell>
        </table:table-row>
      </table:table>
      <text:p text:style-name="P3"/>
      <table:table table:name="Table153" table:style-name="Table153">
        <table:table-column table:style-name="Table153.A"/>
        <table:table-row table:style-name="TableLine94596026625648">
          <table:table-cell office:value-type="string">
            <text:h text:style-name="P4" text:outline-level="1">Title page</text:h>
            <text:p text:style-name="P1"/>
          </table:table-cell>
        </table:table-row>
        <table:table-row table:style-name="TableLine94596025188128">
          <table:table-cell office:value-type="string">
            <text:p text:style-name="P2">The recto of the third or fourth leaf of a book, on which is printed the complete title of the book, with other information such as author, volume number, date, patron, publisher's name, and place and date of publication.</text:p>
          </table:table-cell>
        </table:table-row>
      </table:table>
      <text:p text:style-name="P3"/>
      <table:table table:name="Table154" table:style-name="Table154">
        <table:table-column table:style-name="Table154.A"/>
        <table:table-row table:style-name="TableLine94596025189824">
          <table:table-cell office:value-type="string">
            <text:h text:style-name="P4" text:outline-level="1">Tool</text:h>
            <text:p text:style-name="P1"/>
          </table:table-cell>
        </table:table-row>
        <table:table-row table:style-name="TableLine94596025187360">
          <table:table-cell office:value-type="string">
            <text:p text:style-name="P2">To title and decorate a binding by impressing engraved tools into the surface of the covering material. The impression can be in gold (gold foil or leaf), in colour (coloured foil) or 'blind' (a dark or black impression caused either by heat and pressure alone or by using a tool dabbed in printer's ink).</text:p>
          </table:table-cell>
        </table:table-row>
      </table:table>
      <text:p text:style-name="P3"/>
      <text:p text:style-name="P40"/>
      <table:table table:name="Table155" table:style-name="Table155">
        <table:table-column table:style-name="Table155.A"/>
        <table:table-row table:style-name="TableLine94596028486128">
          <table:table-cell office:value-type="string">
            <text:h text:style-name="P4" text:outline-level="1">Trade binding</text:h>
            <text:p text:style-name="P1"/>
          </table:table-cell>
        </table:table-row>
        <table:table-row table:style-name="TableLine94596028490576">
          <table:table-cell office:value-type="string">
            <text:p text:style-name="P2">Prestige and miscellaneous bookbinding done by commercial firms employing journeymen (qualified binders) and apprentices trained in the craft. Most of the work is done by hand, but some machines are used. Any book pre-nineteenth century that was not bound up to the taste of the purchaser, but bound before sale.</text:p>
          </table:table-cell>
        </table:table-row>
      </table:table>
      <text:p text:style-name="P3"/>
      <table:table table:name="Table156" table:style-name="Table156">
        <table:table-column table:style-name="Table156.A"/>
        <table:table-row table:style-name="TableLine94596028492352">
          <table:table-cell office:value-type="string">
            <text:h text:style-name="P4" text:outline-level="1">Tub sizing, surface sizing</text:h>
            <text:p text:style-name="P1"/>
          </table:table-cell>
        </table:table-row>
        <table:table-row table:style-name="TableLine94596027222576">
          <table:table-cell office:value-type="string">
            <text:p text:style-name="P2">The addition of size to paper after it has been manufactured, by passing it through a bath of animal gelatine.</text:p>
          </table:table-cell>
        </table:table-row>
      </table:table>
      <text:p text:style-name="P3"/>
      <table:table table:name="Table157" table:style-name="Table157">
        <table:table-column table:style-name="Table157.A"/>
        <table:table-row table:style-name="TableLine94596027223616">
          <table:table-cell office:value-type="string">
            <text:h text:style-name="P4" text:outline-level="1">Turn-in, turnover, overlap</text:h>
            <text:p text:style-name="P1"/>
          </table:table-cell>
        </table:table-row>
        <table:table-row table:style-name="TableLine94596027227712">
          <table:table-cell office:value-type="string">
            <text:p text:style-name="P2">The part of the covering material which is turned in over the edges of the boards to protect them. It is a characteristic of all books except for some flush bindings.</text:p>
          </table:table-cell>
        </table:table-row>
      </table:table>
      <text:p text:style-name="P3"/>
      <table:table table:name="Table158" table:style-name="Table158">
        <table:table-column table:style-name="Table158.A"/>
        <table:table-row table:style-name="TableLine94596027228832">
          <table:table-cell office:value-type="string">
            <text:h text:style-name="P4" text:outline-level="1">Two-up</text:h>
            <text:p text:style-name="P1"/>
          </table:table-cell>
        </table:table-row>
        <table:table-row table:style-name="TableLine94596027096384">
          <table:table-cell office:value-type="string">
            <text:p text:style-name="P2">Sewing two sections at a time, with one length of thread, to reduce swell.</text:p>
          </table:table-cell>
        </table:table-row>
      </table:table>
      <text:p text:style-name="P3"/>
      <table:table table:name="Table159" table:style-name="Table159">
        <table:table-column table:style-name="Table159.A"/>
        <table:table-row table:style-name="TableLine94596027097424">
          <table:table-cell office:value-type="string">
            <text:h text:style-name="P4" text:outline-level="1">Unsewn binding</text:h>
            <text:p text:style-name="P1"/>
          </table:table-cell>
        </table:table-row>
        <table:table-row table:style-name="TableLine94596027100544">
          <table:table-cell office:value-type="string">
            <text:p text:style-name="P2">See adhesive binding.</text:p>
          </table:table-cell>
        </table:table-row>
      </table:table>
      <text:p text:style-name="P3"/>
      <table:table table:name="Table160" table:style-name="Table160">
        <table:table-column table:style-name="Table160.A"/>
        <table:table-row table:style-name="TableLine94596022532416">
          <table:table-cell office:value-type="string">
            <text:h text:style-name="P4" text:outline-level="1">Vellum</text:h>
            <text:p text:style-name="P1"/>
          </table:table-cell>
        </table:table-row>
        <table:table-row table:style-name="TableLine94596022536816">
          <table:table-cell office:value-type="string">
            <text:p text:style-name="P2">Calfskin (with the hair removed) that has been soaked, limed and dried under tension, not tanned like leather.</text:p>
          </table:table-cell>
        </table:table-row>
      </table:table>
      <text:p text:style-name="P3"/>
      <table:table table:name="Table161" table:style-name="Table161">
        <table:table-column table:style-name="Table161.A"/>
        <table:table-row table:style-name="TableLine94596022537072">
          <table:table-cell office:value-type="string">
            <text:h text:style-name="P4" text:outline-level="1">Verso</text:h>
            <text:p text:style-name="P1"/>
          </table:table-cell>
        </table:table-row>
        <table:table-row table:style-name="TableLine94596022830032">
          <table:table-cell office:value-type="string">
            <text:p text:style-name="P2">A left-hand page of a book, usually with an even page number.</text:p>
          </table:table-cell>
        </table:table-row>
      </table:table>
      <text:p text:style-name="P3"/>
      <text:p text:style-name="P43">W - Y</text:p>
      <table:table table:name="Table162" table:style-name="Table162">
        <table:table-column table:style-name="Table162.A"/>
        <table:table-row table:style-name="TableLine94596022831216">
          <table:table-cell office:value-type="string">
            <text:h text:style-name="P4" text:outline-level="1">Warp</text:h>
            <text:p text:style-name="P1"/>
          </table:table-cell>
        </table:table-row>
        <table:table-row table:style-name="TableLine94596022829232">
          <table:table-cell office:value-type="string">
            <text:p text:style-name="P2">In cloth, the threads which run the length of the roll. Sometimes referred to as the grain direction. See also weft.</text:p>
          </table:table-cell>
        </table:table-row>
      </table:table>
      <text:p text:style-name="P3"/>
      <table:table table:name="Table163" table:style-name="Table163">
        <table:table-column table:style-name="Table163.A"/>
        <table:table-row table:style-name="TableLine94596022834480">
          <table:table-cell office:value-type="string">
            <text:h text:style-name="P4" text:outline-level="1">Waste sheet, protection sheet</text:h>
            <text:p text:style-name="P1"/>
          </table:table-cell>
        </table:table-row>
        <table:table-row table:style-name="TableLine94596024845552">
          <table:table-cell office:value-type="string">
            <text:p text:style-name="P2">A protective sheet of paper incorporated in the endpapers and either cut down or removed during binding.</text:p>
          </table:table-cell>
        </table:table-row>
      </table:table>
      <text:p text:style-name="P3"/>
      <table:table table:name="Table164" table:style-name="Table164">
        <table:table-column table:style-name="Table164.A"/>
        <table:table-row table:style-name="TableLine94596024847568">
          <table:table-cell office:value-type="string">
            <text:h text:style-name="P4" text:outline-level="1">Weft</text:h>
            <text:p text:style-name="P1"/>
          </table:table-cell>
        </table:table-row>
        <table:table-row table:style-name="TableLine94596029139408">
          <table:table-cell office:value-type="string">
            <text:p text:style-name="P2">In cloth, the threads which run at right angles to the length of the roll.</text:p>
          </table:table-cell>
        </table:table-row>
      </table:table>
      <text:p text:style-name="P3"/>
      <table:table table:name="Table165" table:style-name="Table165">
        <table:table-column table:style-name="Table165.A"/>
        <table:table-row table:style-name="TableLine94596029140512">
          <table:table-cell office:value-type="string">
            <text:h text:style-name="P4" text:outline-level="1">Whole binding, full binding</text:h>
            <text:p text:style-name="P1"/>
          </table:table-cell>
        </table:table-row>
        <table:table-row table:style-name="TableLine94596029145072">
          <table:table-cell office:value-type="string">
            <text:p text:style-name="P2">A binding that is covered entirely in the same material.</text:p>
          </table:table-cell>
        </table:table-row>
      </table:table>
      <text:p text:style-name="P3"/>
      <table:table table:name="Table166" table:style-name="Table166">
        <table:table-column table:style-name="Table166.A"/>
        <table:table-row table:style-name="TableLine94596029147168">
          <table:table-cell office:value-type="string">
            <text:h text:style-name="P4" text:outline-level="1">Wire part</text:h>
            <text:p text:style-name="P1"/>
          </table:table-cell>
        </table:table-row>
        <table:table-row table:style-name="TableLine94596020742720">
          <table:table-cell office:value-type="string">
            <text:p text:style-name="P2">In papermaking, the moving belt of woven phosphor bronze or nylon on which the pulp falls to make the paper web and which thus determines the grain direction of the fibres.</text:p>
          </table:table-cell>
        </table:table-row>
      </table:table>
      <text:p text:style-name="P3"/>
      <table:table table:name="Table167" table:style-name="Table167">
        <table:table-column table:style-name="Table167.A"/>
        <table:table-row table:style-name="TableLine94596020744576">
          <table:table-cell office:value-type="string">
            <text:h text:style-name="P4" text:outline-level="1">Wove (paper)</text:h>
            <text:p text:style-name="P1"/>
          </table:table-cell>
        </table:table-row>
        <table:table-row table:style-name="TableLine94596020748960">
          <table:table-cell office:value-type="string">
            <text:p text:style-name="P2">Paper without a pattern of wires, normally visible when held to the light.</text:p>
          </table:table-cell>
        </table:table-row>
      </table:table>
      <text:p text:style-name="P3"/>
      <table:table table:name="Table168" table:style-name="Table168">
        <table:table-column table:style-name="Table168.A"/>
        <table:table-row table:style-name="TableLine94596020749216">
          <table:table-cell office:value-type="string">
            <text:h text:style-name="P4" text:outline-level="1">Wrappers</text:h>
            <text:p text:style-name="P1"/>
          </table:table-cell>
        </table:table-row>
        <table:table-row table:style-name="TableLine94596029031504">
          <table:table-cell office:value-type="string">
            <text:p text:style-name="P2">The covers of a binding that has no boards. They can be paper or vellum.</text:p>
          </table:table-cell>
        </table:table-row>
      </table:table>
      <text:p text:style-name="P3"/>
      <text:p text:style-name="P40"/>
      <table:table table:name="Table169" table:style-name="Table169">
        <table:table-column table:style-name="Table169.A"/>
        <table:table-row table:style-name="TableLine94596029033280">
          <table:table-cell office:value-type="string">
            <text:h text:style-name="P4" text:outline-level="1">Yapp binding</text:h>
            <text:p text:style-name="P1"/>
          </table:table-cell>
        </table:table-row>
        <table:table-row table:style-name="TableLine94596029036192">
          <table:table-cell office:value-type="string">
            <text:p text:style-name="P2">A form of binding with squares extended to overlap the exposed edges of the paper and cover them completely. Yapp bindings are usually limp, with rounded corners, and are used mainly for devotional books (e.g. prayer books).</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EB Garamond" svg:font-family="'EB Garamond'" style:font-pitch="variable"/>
    <style:font-face style:name="EB Garamond1" svg:font-family="'EB Garamon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style:font-name="EB Garamond1" fo:font-family="'EB Garamond'" style:font-style-name="Bold" style:font-pitch="variable"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3.14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3T20:49:42.788972894</meta:creation-date>
    <dc:date>2024-02-15T22:07:11.797369262</dc:date>
    <meta:editing-duration>PT32M39S</meta:editing-duration>
    <meta:editing-cycles>16</meta:editing-cycles>
    <meta:generator>LibreOffice/6.4.7.2$Linux_X86_64 LibreOffice_project/40$Build-2</meta:generator>
    <meta:document-statistic meta:table-count="180" meta:image-count="0" meta:object-count="0" meta:page-count="32" meta:paragraph-count="373" meta:word-count="4531" meta:character-count="25877" meta:non-whitespace-character-count="21713"/>
  </office:meta>
</office:document-meta>
</file>